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svg:stroke-color="#000000" draw:fill="solid" draw:fill-color="#ffffff" draw:gradient-step-count="64" draw:opacity="85%" draw:fill-image-width="0cm" draw:fill-image-height="0cm" style:repeat="repeat" draw:fill-image-ref-point-x="0%" draw:fill-image-ref-point-y="0%" draw:fill-image-ref-point="center" draw:tile-repeat-offset="0% vertical" fo:min-height="6.503cm" draw:shadow-opacity="85%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font-weight="normal" style:font-weight-asian="normal" style:font-weight-complex="normal" fo:hyphenate="false"/>
    </style:style>
    <style:style style:name="P2" style:family="paragraph">
      <loext:graphic-properties draw:fill="solid" draw:fill-color="#ffffff" draw:gradient-step-count="64" draw:opacity="85%" draw:fill-image-width="0cm" draw:fill-image-height="0cm" style:repeat="repeat" draw:fill-image-ref-point-x="0%" draw:fill-image-ref-point-y="0%" draw:fill-image-ref-point="center" draw:tile-repeat-offset="0% vertical"/>
      <style:paragraph-properties style:text-autospace="none" style:line-break="normal" style:writing-mode="page"/>
      <style:text-properties fo:font-weight="normal" fo:background-color="#ffffd7" style:font-weight-asian="normal" style:font-weight-complex="normal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shapes>
          <draw:frame draw:z-index="0" draw:style-name="gr1" draw:text-style-name="P2" svg:width="11.199cm" svg:height="6.503cm" svg:x="0cm" svg:y="0cm">
            <draw:text-box>
              <text:p text:style-name="P1"><text:span text:style-name="T1">1~50</text:span><text:span text:style-name="T1">行为</text:span><text:span text:style-name="T1">2020</text:span><text:span text:style-name="T1">的数据，每一行对应同一名选手；</text:span></text:p>
              <text:p text:style-name="P1"><text:span text:style-name="T1">51~80</text:span><text:span text:style-name="T1">行为</text:span><text:span text:style-name="T1">2018</text:span><text:span text:style-name="T1">的数据，每一行对应同一名选手；</text:span></text:p>
              <text:p text:style-name="P1"><text:span text:style-name="T1">81~110</text:span><text:span text:style-name="T1">行为</text:span><text:span text:style-name="T1">2019</text:span><text:span text:style-name="T1">的数据，每一行对应同一名选手。</text:span></text:p>
              <text:p text:style-name="P1"><text:span text:style-name="T1">对</text:span><text:span text:style-name="T1">2020</text:span><text:span text:style-name="T1">和</text:span><text:span text:style-name="T1">2018</text:span><text:span text:style-name="T1">，</text:span><text:span text:style-name="T1">A~D</text:span><text:span text:style-name="T1">列分别表示</text:span><text:span text:style-name="T1">Day1</text:span><text:span text:style-name="T1">、</text:span><text:span text:style-name="T1">Day2</text:span><text:span text:style-name="T1">、</text:span><text:span text:style-name="T1">Day3</text:span><text:span text:style-name="T1">、</text:span><text:span text:style-name="T1">Day4</text:span><text:span text:style-name="T1">的标准分分数表；</text:span></text:p>
              <text:p text:style-name="P1"><text:span text:style-name="T1">对</text:span><text:span text:style-name="T1">2019</text:span><text:span text:style-name="T1">，</text:span><text:span text:style-name="T1">A~D</text:span><text:span text:style-name="T1">列分别表示</text:span><text:span text:style-name="T1">Day4</text:span><text:span text:style-name="T1">、</text:span><text:span text:style-name="T1">Day3</text:span><text:span text:style-name="T1">、</text:span><text:span text:style-name="T1">Day1</text:span><text:span text:style-name="T1">、</text:span><text:span text:style-name="T1">Day2</text:span><text:span text:style-name="T1">的标准分分数表。</text:span></text:p>
              <text:p text:style-name="P1"><text:span text:style-name="T1">F</text:span><text:span text:style-name="T1">列表示每名选手在分数变换过后的平均分；</text:span></text:p>
              <text:p text:style-name="P1"><text:span text:style-name="T1">H1:K110</text:span><text:span text:style-name="T1">为分数变换过后的</text:span><text:span text:style-name="T1">A1:D110</text:span><text:span text:style-name="T1">，再减去</text:span><text:span text:style-name="T1">F</text:span><text:span text:style-name="T1">列的平均分得到的值；</text:span></text:p>
              <text:p text:style-name="P1"><text:span text:style-name="T1">M1:N21</text:span><text:span text:style-name="T1">中每一行表示一个</text:span><text:span text:style-name="T1">(t,c(t))</text:span><text:span text:style-name="T1">数据点。</text:span></text:p>
            </draw:text-box>
          </draw:frame>
        </table:shapes>
        <table:table-column table:style-name="co1" table:number-columns-repeated="14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91540249139614" calcext:value-type="float">
            <text:p>0.91540249139614</text:p>
          </table:table-cell>
          <table:table-cell/>
          <table:table-cell table:number-columns-repeated="2" office:value-type="float" office:value="0.0845975086038597" calcext:value-type="float">
            <text:p>0.08459750860386</text:p>
          </table:table-cell>
          <table:table-cell office:value-type="float" office:value="0.0255965428789996" calcext:value-type="float">
            <text:p>0.025596542879</text:p>
          </table:table-cell>
          <table:table-cell office:value-type="float" office:value="-0.194791560086719" calcext:value-type="float">
            <text:p>-0.194791560086719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0.852381643897425" calcext:value-type="float">
            <text:p>0.852381643897425</text:p>
          </table:table-cell>
          <table:table-cell/>
          <table:table-cell office:value-type="float" office:value="0.0792755019552168" calcext:value-type="float">
            <text:p>0.079275501955217</text:p>
          </table:table-cell>
          <table:table-cell office:value-type="float" office:value="0.147618356102575" calcext:value-type="float">
            <text:p>0.147618356102575</text:p>
          </table:table-cell>
          <table:table-cell office:value-type="float" office:value="-0.0293845410720042" calcext:value-type="float">
            <text:p>-0.029384541072004</text:p>
          </table:table-cell>
          <table:table-cell office:value-type="float" office:value="-0.197509316985787" calcext:value-type="float">
            <text:p>-0.197509316985787</text:p>
          </table:table-cell>
          <table:table-cell/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0.802069069516738" calcext:value-type="float">
            <text:p>0.802069069516738</text:p>
          </table:table-cell>
          <table:table-cell/>
          <table:table-cell office:value-type="float" office:value="-0.0754404861061699" calcext:value-type="float">
            <text:p>-0.07544048610617</text:p>
          </table:table-cell>
          <table:table-cell office:value-type="float" office:value="0.197930930483262" calcext:value-type="float">
            <text:p>0.197930930483262</text:p>
          </table:table-cell>
          <table:table-cell office:value-type="float" office:value="-0.156074863865896" calcext:value-type="float">
            <text:p>-0.156074863865896</text:p>
          </table:table-cell>
          <table:table-cell office:value-type="float" office:value="0.033584419488804" calcext:value-type="float">
            <text:p>0.033584419488804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80432219503816" calcext:value-type="float">
            <text:p>0.80432219503816</text:p>
          </table:table-cell>
          <table:table-cell/>
          <table:table-cell office:value-type="float" office:value="0.0384892404229163" calcext:value-type="float">
            <text:p>0.038489240422916</text:p>
          </table:table-cell>
          <table:table-cell office:value-type="float" office:value="-0.193840987447157" calcext:value-type="float">
            <text:p>-0.193840987447157</text:p>
          </table:table-cell>
          <table:table-cell office:value-type="float" office:value="-0.0403260579375995" calcext:value-type="float">
            <text:p>-0.0403260579376</text:p>
          </table:table-cell>
          <table:table-cell office:value-type="float" office:value="0.19567780496184" calcext:value-type="float">
            <text:p>0.19567780496184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716258593438524" calcext:value-type="float">
            <text:p>0.716258593438524</text:p>
          </table:table-cell>
          <table:table-cell/>
          <table:table-cell office:value-type="float" office:value="0.283741406561476" calcext:value-type="float">
            <text:p>0.283741406561476</text:p>
          </table:table-cell>
          <table:table-cell office:value-type="float" office:value="-0.0083976877452705" calcext:value-type="float">
            <text:p>-0.008397687745271</text:p>
          </table:table-cell>
          <table:table-cell office:value-type="float" office:value="-0.0112634220628216" calcext:value-type="float">
            <text:p>-0.011263422062822</text:p>
          </table:table-cell>
          <table:table-cell office:value-type="float" office:value="-0.264080296753384" calcext:value-type="float">
            <text:p>-0.264080296753384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803333333333333" calcext:value-type="float">
            <text:p>0.803333333333333</text:p>
          </table:table-cell>
          <table:table-cell/>
          <table:table-cell office:value-type="float" office:value="0.699628339123459" calcext:value-type="float">
            <text:p>0.699628339123459</text:p>
          </table:table-cell>
          <table:table-cell/>
          <table:table-cell office:value-type="float" office:value="0.0270002442871088" calcext:value-type="float">
            <text:p>0.027000244287109</text:p>
          </table:table-cell>
          <table:table-cell office:value-type="float" office:value="-0.186526829634703" calcext:value-type="float">
            <text:p>-0.186526829634703</text:p>
          </table:table-cell>
          <table:table-cell office:value-type="float" office:value="0.182369729426822" calcext:value-type="float">
            <text:p>0.182369729426822</text:p>
          </table:table-cell>
          <table:table-cell office:value-type="float" office:value="-0.0228431440792276" calcext:value-type="float">
            <text:p>-0.022843144079228</text:p>
          </table:table-cell>
          <table:table-cell/>
          <table:table-cell office:value-type="float" office:value="-0.5" calcext:value-type="float">
            <text:p>-0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695974164385036" calcext:value-type="float">
            <text:p>0.695974164385036</text:p>
          </table:table-cell>
          <table:table-cell/>
          <table:table-cell office:value-type="float" office:value="0.0306544190255315" calcext:value-type="float">
            <text:p>0.030654419025532</text:p>
          </table:table-cell>
          <table:table-cell office:value-type="float" office:value="-0.109837881319594" calcext:value-type="float">
            <text:p>-0.109837881319594</text:p>
          </table:table-cell>
          <table:table-cell office:value-type="float" office:value="0.186023904165245" calcext:value-type="float">
            <text:p>0.186023904165245</text:p>
          </table:table-cell>
          <table:table-cell office:value-type="float" office:value="-0.106840441871182" calcext:value-type="float">
            <text:p>-0.106840441871182</text:p>
          </table:table-cell>
          <table:table-cell/>
          <table:table-cell office:value-type="float" office:value="-0.4" calcext:value-type="float">
            <text:p>-0.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903333333333333" calcext:value-type="float">
            <text:p>0.903333333333333</text:p>
          </table:table-cell>
          <table:table-cell/>
          <table:table-cell office:value-type="float" office:value="0.681714001147214" calcext:value-type="float">
            <text:p>0.681714001147214</text:p>
          </table:table-cell>
          <table:table-cell/>
          <table:table-cell office:value-type="float" office:value="0.044914582263354" calcext:value-type="float">
            <text:p>0.044914582263354</text:p>
          </table:table-cell>
          <table:table-cell office:value-type="float" office:value="-0.168612491658458" calcext:value-type="float">
            <text:p>-0.168612491658458</text:p>
          </table:table-cell>
          <table:table-cell office:value-type="float" office:value="-0.0357197954963721" calcext:value-type="float">
            <text:p>-0.035719795496372</text:p>
          </table:table-cell>
          <table:table-cell office:value-type="float" office:value="0.159417704891476" calcext:value-type="float">
            <text:p>0.159417704891476</text:p>
          </table:table-cell>
          <table:table-cell/>
          <table:table-cell office:value-type="float" office:value="-0.3" calcext:value-type="float">
            <text:p>-0.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629019531790769" calcext:value-type="float">
            <text:p>0.629019531790769</text:p>
          </table:table-cell>
          <table:table-cell/>
          <table:table-cell office:value-type="float" office:value="0.0976090516197987" calcext:value-type="float">
            <text:p>0.097609051619799</text:p>
          </table:table-cell>
          <table:table-cell office:value-type="float" office:value="-0.0915730977764522" calcext:value-type="float">
            <text:p>-0.091573097776452</text:p>
          </table:table-cell>
          <table:table-cell office:value-type="float" office:value="0.252978536759512" calcext:value-type="float">
            <text:p>0.252978536759512</text:p>
          </table:table-cell>
          <table:table-cell office:value-type="float" office:value="-0.259014490602859" calcext:value-type="float">
            <text:p>-0.259014490602859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83333333333333" calcext:value-type="float">
            <text:p>0.48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663333333333333" calcext:value-type="float">
            <text:p>0.663333333333333</text:p>
          </table:table-cell>
          <table:table-cell/>
          <table:table-cell office:value-type="float" office:value="0.604659000692532" calcext:value-type="float">
            <text:p>0.604659000692532</text:p>
          </table:table-cell>
          <table:table-cell/>
          <table:table-cell office:value-type="float" office:value="0.121969582718036" calcext:value-type="float">
            <text:p>0.121969582718036</text:p>
          </table:table-cell>
          <table:table-cell office:value-type="float" office:value="-0.359351660984962" calcext:value-type="float">
            <text:p>-0.359351660984962</text:p>
          </table:table-cell>
          <table:table-cell office:value-type="float" office:value="0.395340999307468" calcext:value-type="float">
            <text:p>0.395340999307468</text:p>
          </table:table-cell>
          <table:table-cell office:value-type="float" office:value="-0.157958921040542" calcext:value-type="float">
            <text:p>-0.157958921040542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" calcext:value-type="float">
            <text:p>1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683333333333333" calcext:value-type="float">
            <text:p>0.683333333333333</text:p>
          </table:table-cell>
          <table:table-cell/>
          <table:table-cell office:value-type="float" office:value="0.603416837144635" calcext:value-type="float">
            <text:p>0.603416837144635</text:p>
          </table:table-cell>
          <table:table-cell/>
          <table:table-cell office:value-type="float" office:value="-0.0203082474435193" calcext:value-type="float">
            <text:p>-0.020308247443519</text:p>
          </table:table-cell>
          <table:table-cell office:value-type="float" office:value="0.396583162855365" calcext:value-type="float">
            <text:p>0.396583162855365</text:p>
          </table:table-cell>
          <table:table-cell office:value-type="float" office:value="-0.252427460118091" calcext:value-type="float">
            <text:p>-0.252427460118091</text:p>
          </table:table-cell>
          <table:table-cell office:value-type="float" office:value="-0.123847455293754" calcext:value-type="float">
            <text:p>-0.1238474552937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58094501014908" calcext:value-type="float">
            <text:p>0.558094501014908</text:p>
          </table:table-cell>
          <table:table-cell/>
          <table:table-cell office:value-type="float" office:value="0.100191228248302" calcext:value-type="float">
            <text:p>0.100191228248302</text:p>
          </table:table-cell>
          <table:table-cell office:value-type="float" office:value="-0.3371320858329" calcext:value-type="float">
            <text:p>-0.3371320858329</text:p>
          </table:table-cell>
          <table:table-cell office:value-type="float" office:value="0.205901636085652" calcext:value-type="float">
            <text:p>0.205901636085652</text:p>
          </table:table-cell>
          <table:table-cell office:value-type="float" office:value="0.0310392214989459" calcext:value-type="float">
            <text:p>0.03103922149894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47632386533953" calcext:value-type="float">
            <text:p>0.547632386533953</text:p>
          </table:table-cell>
          <table:table-cell/>
          <table:table-cell office:value-type="float" office:value="0.165327626047143" calcext:value-type="float">
            <text:p>0.165327626047143</text:p>
          </table:table-cell>
          <table:table-cell office:value-type="float" office:value="-0.0101859525196359" calcext:value-type="float">
            <text:p>-0.010185952519636</text:p>
          </table:table-cell>
          <table:table-cell office:value-type="float" office:value="-0.196643009507409" calcext:value-type="float">
            <text:p>-0.196643009507409</text:p>
          </table:table-cell>
          <table:table-cell office:value-type="float" office:value="0.0415013359799014" calcext:value-type="float">
            <text:p>0.0415013359799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0.6" calcext:value-type="float">
            <text:p>0.6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518258550757271" calcext:value-type="float">
            <text:p>0.518258550757271</text:p>
          </table:table-cell>
          <table:table-cell/>
          <table:table-cell office:value-type="float" office:value="-0.0581670985213989" calcext:value-type="float">
            <text:p>-0.058167098521399</text:p>
          </table:table-cell>
          <table:table-cell office:value-type="float" office:value="-0.102536739370764" calcext:value-type="float">
            <text:p>-0.102536739370764</text:p>
          </table:table-cell>
          <table:table-cell office:value-type="float" office:value="0.36373951779301" calcext:value-type="float">
            <text:p>0.36373951779301</text:p>
          </table:table-cell>
          <table:table-cell office:value-type="float" office:value="-0.203035679900847" calcext:value-type="float">
            <text:p>-0.203035679900847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533033142909958" calcext:value-type="float">
            <text:p>0.533033142909958</text:p>
          </table:table-cell>
          <table:table-cell/>
          <table:table-cell office:value-type="float" office:value="0.125252586353252" calcext:value-type="float">
            <text:p>0.125252586353252</text:p>
          </table:table-cell>
          <table:table-cell office:value-type="float" office:value="-0.117311331523452" calcext:value-type="float">
            <text:p>-0.117311331523452</text:p>
          </table:table-cell>
          <table:table-cell office:value-type="float" office:value="-0.0640418344336956" calcext:value-type="float">
            <text:p>-0.064041834433696</text:p>
          </table:table-cell>
          <table:table-cell office:value-type="float" office:value="0.0561005796038959" calcext:value-type="float">
            <text:p>0.05610057960389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666666666667" calcext:value-type="float">
            <text:p>0.716666666666667</text:p>
          </table:table-cell>
          <table:table-cell/>
          <table:table-cell office:value-type="float" office:value="0.526828630769579" calcext:value-type="float">
            <text:p>0.526828630769579</text:p>
          </table:table-cell>
          <table:table-cell/>
          <table:table-cell office:value-type="float" office:value="0.199799952640989" calcext:value-type="float">
            <text:p>0.199799952640989</text:p>
          </table:table-cell>
          <table:table-cell office:value-type="float" office:value="-0.208486517485322" calcext:value-type="float">
            <text:p>-0.208486517485322</text:p>
          </table:table-cell>
          <table:table-cell office:value-type="float" office:value="0.00116364343154407" calcext:value-type="float">
            <text:p>0.001163643431544</text:p>
          </table:table-cell>
          <table:table-cell office:value-type="float" office:value="0.00752292141278965" calcext:value-type="float">
            <text:p>0.00752292141279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8" calcext:value-type="float">
            <text:p>0.8</text:p>
          </table:table-cell>
          <table:table-cell office:value-type="float" office:value="0.625" calcext:value-type="float">
            <text:p>0.625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484651463361485" calcext:value-type="float">
            <text:p>0.484651463361485</text:p>
          </table:table-cell>
          <table:table-cell/>
          <table:table-cell office:value-type="float" office:value="-0.0929028652729714" calcext:value-type="float">
            <text:p>-0.092902865272972</text:p>
          </table:table-cell>
          <table:table-cell office:value-type="float" office:value="0.223209442331768" calcext:value-type="float">
            <text:p>0.223209442331768</text:p>
          </table:table-cell>
          <table:table-cell office:value-type="float" office:value="-0.0156601548852223" calcext:value-type="float">
            <text:p>-0.015660154885222</text:p>
          </table:table-cell>
          <table:table-cell office:value-type="float" office:value="-0.114646422173575" calcext:value-type="float">
            <text:p>-0.11464642217357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716666666666667" calcext:value-type="float">
            <text:p>0.716666666666667</text:p>
          </table:table-cell>
          <table:table-cell/>
          <table:table-cell office:value-type="float" office:value="0.475673287023689" calcext:value-type="float">
            <text:p>0.475673287023689</text:p>
          </table:table-cell>
          <table:table-cell/>
          <table:table-cell office:value-type="float" office:value="-0.172770399326741" calcext:value-type="float">
            <text:p>-0.172770399326741</text:p>
          </table:table-cell>
          <table:table-cell office:value-type="float" office:value="0.0617731469906278" calcext:value-type="float">
            <text:p>0.061773146990628</text:p>
          </table:table-cell>
          <table:table-cell office:value-type="float" office:value="0.0523189871774339" calcext:value-type="float">
            <text:p>0.052318987177434</text:p>
          </table:table-cell>
          <table:table-cell office:value-type="float" office:value="0.0586782651586795" calcext:value-type="float">
            <text:p>0.0586782651586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716666666666667" calcext:value-type="float">
            <text:p>0.716666666666667</text:p>
          </table:table-cell>
          <table:table-cell/>
          <table:table-cell office:value-type="float" office:value="0.481800007916773" calcext:value-type="float">
            <text:p>0.481800007916773</text:p>
          </table:table-cell>
          <table:table-cell/>
          <table:table-cell office:value-type="float" office:value="0.237994290079059" calcext:value-type="float">
            <text:p>0.237994290079059</text:p>
          </table:table-cell>
          <table:table-cell office:value-type="float" office:value="-0.0417332720047044" calcext:value-type="float">
            <text:p>-0.041733272004705</text:p>
          </table:table-cell>
          <table:table-cell office:value-type="float" office:value="-0.24881256233995" calcext:value-type="float">
            <text:p>-0.24881256233995</text:p>
          </table:table-cell>
          <table:table-cell office:value-type="float" office:value="0.0525515442655953" calcext:value-type="float">
            <text:p>0.05255154426559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439435321556455" calcext:value-type="float">
            <text:p>0.439435321556455</text:p>
          </table:table-cell>
          <table:table-cell/>
          <table:table-cell office:value-type="float" office:value="-0.396235279619468" calcext:value-type="float">
            <text:p>-0.396235279619468</text:p>
          </table:table-cell>
          <table:table-cell office:value-type="float" office:value="0.0736661879323004" calcext:value-type="float">
            <text:p>0.0736661879323</text:p>
          </table:table-cell>
          <table:table-cell office:value-type="float" office:value="0.501563712718685" calcext:value-type="float">
            <text:p>0.501563712718685</text:p>
          </table:table-cell>
          <table:table-cell office:value-type="float" office:value="-0.178994621031518" calcext:value-type="float">
            <text:p>-0.17899462103151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4" calcext:value-type="float">
            <text:p>0.4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0.449752372311042" calcext:value-type="float">
            <text:p>0.449752372311042</text:p>
          </table:table-cell>
          <table:table-cell/>
          <table:table-cell office:value-type="float" office:value="-0.146849484614094" calcext:value-type="float">
            <text:p>-0.146849484614094</text:p>
          </table:table-cell>
          <table:table-cell office:value-type="float" office:value="-0.326169655231283" calcext:value-type="float">
            <text:p>-0.326169655231283</text:p>
          </table:table-cell>
          <table:table-cell office:value-type="float" office:value="0.432245696239239" calcext:value-type="float">
            <text:p>0.432245696239239</text:p>
          </table:table-cell>
          <table:table-cell office:value-type="float" office:value="0.0407734436061373" calcext:value-type="float">
            <text:p>0.04077344360613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5" calcext:value-type="float">
            <text:p>0.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83333333333333" calcext:value-type="float">
            <text:p>0.783333333333333</text:p>
          </table:table-cell>
          <table:table-cell/>
          <table:table-cell office:value-type="float" office:value="0.4601271379513" calcext:value-type="float">
            <text:p>0.4601271379513</text:p>
          </table:table-cell>
          <table:table-cell/>
          <table:table-cell office:value-type="float" office:value="-0.0752128252775222" calcext:value-type="float">
            <text:p>-0.075212825277522</text:p>
          </table:table-cell>
          <table:table-cell office:value-type="float" office:value="-0.117440100141481" calcext:value-type="float">
            <text:p>-0.117440100141481</text:p>
          </table:table-cell>
          <table:table-cell office:value-type="float" office:value="0.00886417052496269" calcext:value-type="float">
            <text:p>0.008864170524963</text:p>
          </table:table-cell>
          <table:table-cell office:value-type="float" office:value="0.18378875489404" calcext:value-type="float">
            <text:p>0.18378875489404</text:p>
          </table:table-cell>
          <table:table-cell table:number-columns-repeated="3"/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466666666666667" calcext:value-type="float">
            <text:p>0.466666666666667</text:p>
          </table:table-cell>
          <table:table-cell/>
          <table:table-cell office:value-type="float" office:value="0.424668628112474" calcext:value-type="float">
            <text:p>0.424668628112474</text:p>
          </table:table-cell>
          <table:table-cell/>
          <table:table-cell office:value-type="float" office:value="-0.0329200300239602" calcext:value-type="float">
            <text:p>-0.03292003002396</text:p>
          </table:table-cell>
          <table:table-cell office:value-type="float" office:value="0.112777805901843" calcext:value-type="float">
            <text:p>0.112777805901843</text:p>
          </table:table-cell>
          <table:table-cell office:value-type="float" office:value="0.221325577538368" calcext:value-type="float">
            <text:p>0.221325577538368</text:p>
          </table:table-cell>
          <table:table-cell office:value-type="float" office:value="-0.301183353416251" calcext:value-type="float">
            <text:p>-0.301183353416251</text:p>
          </table:table-cell>
          <table:table-cell table:number-columns-repeated="3"/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958333333333333" calcext:value-type="float">
            <text:p>0.95833333333333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407730694756299" calcext:value-type="float">
            <text:p>0.407730694756299</text:p>
          </table:table-cell>
          <table:table-cell/>
          <table:table-cell office:value-type="float" office:value="-0.104827807059351" calcext:value-type="float">
            <text:p>-0.104827807059351</text:p>
          </table:table-cell>
          <table:table-cell office:value-type="float" office:value="0.129715739258018" calcext:value-type="float">
            <text:p>0.129715739258018</text:p>
          </table:table-cell>
          <table:table-cell office:value-type="float" office:value="0.533268339518841" calcext:value-type="float">
            <text:p>0.533268339518841</text:p>
          </table:table-cell>
          <table:table-cell office:value-type="float" office:value="-0.558156271717507" calcext:value-type="float">
            <text:p>-0.558156271717507</text:p>
          </table:table-cell>
          <table:table-cell table:number-columns-repeated="3"/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916666666666667" calcext:value-type="float">
            <text:p>0.91666666666666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405850337604617" calcext:value-type="float">
            <text:p>0.405850337604617</text:p>
          </table:table-cell>
          <table:table-cell/>
          <table:table-cell office:value-type="float" office:value="-0.355816010252894" calcext:value-type="float">
            <text:p>-0.355816010252894</text:p>
          </table:table-cell>
          <table:table-cell office:value-type="float" office:value="0.107251171884138" calcext:value-type="float">
            <text:p>0.107251171884138</text:p>
          </table:table-cell>
          <table:table-cell office:value-type="float" office:value="0.476147730945664" calcext:value-type="float">
            <text:p>0.476147730945664</text:p>
          </table:table-cell>
          <table:table-cell office:value-type="float" office:value="-0.227582892576909" calcext:value-type="float">
            <text:p>-0.227582892576909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0.483333333333333" calcext:value-type="float">
            <text:p>0.483333333333333</text:p>
          </table:table-cell>
          <table:table-cell/>
          <table:table-cell office:value-type="float" office:value="0.396584654009704" calcext:value-type="float">
            <text:p>0.396584654009704</text:p>
          </table:table-cell>
          <table:table-cell/>
          <table:table-cell office:value-type="float" office:value="-0.011670341335926" calcext:value-type="float">
            <text:p>-0.011670341335926</text:p>
          </table:table-cell>
          <table:table-cell office:value-type="float" office:value="-0.346036710506631" calcext:value-type="float">
            <text:p>-0.346036710506631</text:p>
          </table:table-cell>
          <table:table-cell office:value-type="float" office:value="0.603415345990296" calcext:value-type="float">
            <text:p>0.603415345990296</text:p>
          </table:table-cell>
          <table:table-cell office:value-type="float" office:value="-0.245708294147739" calcext:value-type="float">
            <text:p>-0.24570829414773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402417087988622" calcext:value-type="float">
            <text:p>0.402417087988622</text:p>
          </table:table-cell>
          <table:table-cell/>
          <table:table-cell office:value-type="float" office:value="-0.0858456294622022" calcext:value-type="float">
            <text:p>-0.085845629462202</text:p>
          </table:table-cell>
          <table:table-cell office:value-type="float" office:value="0.110684421500134" calcext:value-type="float">
            <text:p>0.110684421500134</text:p>
          </table:table-cell>
          <table:table-cell office:value-type="float" office:value="0.00757325476278059" calcext:value-type="float">
            <text:p>0.007573254762781</text:p>
          </table:table-cell>
          <table:table-cell office:value-type="float" office:value="-0.0324120468007116" calcext:value-type="float">
            <text:p>-0.03241204680071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416666666666667" calcext:value-type="float">
            <text:p>0.416666666666667</text:p>
          </table:table-cell>
          <table:table-cell/>
          <table:table-cell office:value-type="float" office:value="0.402163948212634" calcext:value-type="float">
            <text:p>0.402163948212634</text:p>
          </table:table-cell>
          <table:table-cell/>
          <table:table-cell office:value-type="float" office:value="0.256121781050576" calcext:value-type="float">
            <text:p>0.256121781050576</text:p>
          </table:table-cell>
          <table:table-cell office:value-type="float" office:value="0.0379027876994351" calcext:value-type="float">
            <text:p>0.037902787699435</text:p>
          </table:table-cell>
          <table:table-cell office:value-type="float" office:value="0.0668273602636289" calcext:value-type="float">
            <text:p>0.066827360263629</text:p>
          </table:table-cell>
          <table:table-cell office:value-type="float" office:value="-0.36085192901364" calcext:value-type="float">
            <text:p>-0.36085192901364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406270897850129" calcext:value-type="float">
            <text:p>0.406270897850129</text:p>
          </table:table-cell>
          <table:table-cell/>
          <table:table-cell office:value-type="float" office:value="0.252014831413081" calcext:value-type="float">
            <text:p>0.252014831413081</text:p>
          </table:table-cell>
          <table:table-cell office:value-type="float" office:value="-0.28268818077037" calcext:value-type="float">
            <text:p>-0.28268818077037</text:p>
          </table:table-cell>
          <table:table-cell office:value-type="float" office:value="0.121721376350994" calcext:value-type="float">
            <text:p>0.121721376350994</text:p>
          </table:table-cell>
          <table:table-cell office:value-type="float" office:value="-0.0910480269937055" calcext:value-type="float">
            <text:p>-0.091048026993706</text:p>
          </table:table-cell>
          <table:table-cell table:number-columns-repeated="3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406151520746866" calcext:value-type="float">
            <text:p>0.406151520746866</text:p>
          </table:table-cell>
          <table:table-cell/>
          <table:table-cell office:value-type="float" office:value="0.334145633493174" calcext:value-type="float">
            <text:p>0.334145633493174</text:p>
          </table:table-cell>
          <table:table-cell office:value-type="float" office:value="0.10694998874189" calcext:value-type="float">
            <text:p>0.10694998874189</text:p>
          </table:table-cell>
          <table:table-cell office:value-type="float" office:value="-0.350166972344621" calcext:value-type="float">
            <text:p>-0.350166972344621</text:p>
          </table:table-cell>
          <table:table-cell office:value-type="float" office:value="-0.0909286498904424" calcext:value-type="float">
            <text:p>-0.090928649890442</text:p>
          </table:table-cell>
          <table:table-cell table:number-columns-repeated="3"/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346666666666667" calcext:value-type="float">
            <text:p>0.346666666666667</text:p>
          </table:table-cell>
          <table:table-cell/>
          <table:table-cell office:value-type="float" office:value="0.386081518271921" calcext:value-type="float">
            <text:p>0.386081518271921</text:p>
          </table:table-cell>
          <table:table-cell/>
          <table:table-cell office:value-type="float" office:value="0.36788420679759" calcext:value-type="float">
            <text:p>0.36788420679759</text:p>
          </table:table-cell>
          <table:table-cell office:value-type="float" office:value="0.127019991216835" calcext:value-type="float">
            <text:p>0.127019991216835</text:p>
          </table:table-cell>
          <table:table-cell office:value-type="float" office:value="-0.035092141245377" calcext:value-type="float">
            <text:p>-0.035092141245377</text:p>
          </table:table-cell>
          <table:table-cell office:value-type="float" office:value="-0.459812056769048" calcext:value-type="float">
            <text:p>-0.459812056769048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466666666666667" calcext:value-type="float">
            <text:p>0.466666666666667</text:p>
          </table:table-cell>
          <table:table-cell/>
          <table:table-cell office:value-type="float" office:value="0.359976512554395" calcext:value-type="float">
            <text:p>0.359976512554395</text:p>
          </table:table-cell>
          <table:table-cell/>
          <table:table-cell office:value-type="float" office:value="-0.043405054027975" calcext:value-type="float">
            <text:p>-0.043405054027975</text:p>
          </table:table-cell>
          <table:table-cell office:value-type="float" office:value="0.347884393138858" calcext:value-type="float">
            <text:p>0.347884393138858</text:p>
          </table:table-cell>
          <table:table-cell office:value-type="float" office:value="-0.0679881012527113" calcext:value-type="float">
            <text:p>-0.067988101252711</text:p>
          </table:table-cell>
          <table:table-cell office:value-type="float" office:value="-0.236491237858172" calcext:value-type="float">
            <text:p>-0.236491237858172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367642765780335" calcext:value-type="float">
            <text:p>0.367642765780335</text:p>
          </table:table-cell>
          <table:table-cell/>
          <table:table-cell office:value-type="float" office:value="0.0172715468934425" calcext:value-type="float">
            <text:p>0.017271546893443</text:p>
          </table:table-cell>
          <table:table-cell office:value-type="float" office:value="0.169803668233982" calcext:value-type="float">
            <text:p>0.169803668233982</text:p>
          </table:table-cell>
          <table:table-cell office:value-type="float" office:value="-0.134655320203512" calcext:value-type="float">
            <text:p>-0.134655320203512</text:p>
          </table:table-cell>
          <table:table-cell office:value-type="float" office:value="-0.0524198949239121" calcext:value-type="float">
            <text:p>-0.052419894923912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33794901892085" calcext:value-type="float">
            <text:p>0.33794901892085</text:p>
          </table:table-cell>
          <table:table-cell/>
          <table:table-cell office:value-type="float" office:value="-0.36309183113122" calcext:value-type="float">
            <text:p>-0.36309183113122</text:p>
          </table:table-cell>
          <table:table-cell office:value-type="float" office:value="0.0777727924656559" calcext:value-type="float">
            <text:p>0.077772792465656</text:p>
          </table:table-cell>
          <table:table-cell office:value-type="float" office:value="0.308045186729991" calcext:value-type="float">
            <text:p>0.308045186729991</text:p>
          </table:table-cell>
          <table:table-cell office:value-type="float" office:value="-0.022726148064427" calcext:value-type="float">
            <text:p>-0.022726148064427</text:p>
          </table:table-cell>
          <table:table-cell table:number-columns-repeated="3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331970581189409" calcext:value-type="float">
            <text:p>0.331970581189409</text:p>
          </table:table-cell>
          <table:table-cell/>
          <table:table-cell office:value-type="float" office:value="-0.220427685105063" calcext:value-type="float">
            <text:p>-0.220427685105063</text:p>
          </table:table-cell>
          <table:table-cell office:value-type="float" office:value="-0.0136284679051524" calcext:value-type="float">
            <text:p>-0.013628467905152</text:p>
          </table:table-cell>
          <table:table-cell office:value-type="float" office:value="0.196021693011714" calcext:value-type="float">
            <text:p>0.196021693011714</text:p>
          </table:table-cell>
          <table:table-cell office:value-type="float" office:value="0.0380344599985014" calcext:value-type="float">
            <text:p>0.038034459998502</text:p>
          </table:table-cell>
          <table:table-cell table:number-columns-repeated="3"/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0.4" calcext:value-type="float">
            <text:p>0.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float" office:value="0.338689803221711" calcext:value-type="float">
            <text:p>0.338689803221711</text:p>
          </table:table-cell>
          <table:table-cell/>
          <table:table-cell office:value-type="float" office:value="-0.165638338404743" calcext:value-type="float">
            <text:p>-0.165638338404743</text:p>
          </table:table-cell>
          <table:table-cell office:value-type="float" office:value="-0.215107086141952" calcext:value-type="float">
            <text:p>-0.215107086141952</text:p>
          </table:table-cell>
          <table:table-cell office:value-type="float" office:value="0.130301505254552" calcext:value-type="float">
            <text:p>0.130301505254552</text:p>
          </table:table-cell>
          <table:table-cell office:value-type="float" office:value="0.250443919292143" calcext:value-type="float">
            <text:p>0.250443919292143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458333333333333" calcext:value-type="float">
            <text:p>0.458333333333333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326562228180692" calcext:value-type="float">
            <text:p>0.326562228180692</text:p>
          </table:table-cell>
          <table:table-cell/>
          <table:table-cell office:value-type="float" office:value="0.0583520844930856" calcext:value-type="float">
            <text:p>0.058352084493086</text:p>
          </table:table-cell>
          <table:table-cell office:value-type="float" office:value="-0.00822011489643559" calcext:value-type="float">
            <text:p>-0.008220114896436</text:p>
          </table:table-cell>
          <table:table-cell office:value-type="float" office:value="-0.0935747826038686" calcext:value-type="float">
            <text:p>-0.093574782603869</text:p>
          </table:table-cell>
          <table:table-cell office:value-type="float" office:value="0.0434428130072182" calcext:value-type="float">
            <text:p>0.043442813007218</text:p>
          </table:table-cell>
          <table:table-cell table:number-columns-repeated="3"/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0.55" calcext:value-type="float">
            <text:p>0.55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516666666666667" calcext:value-type="float">
            <text:p>0.516666666666667</text:p>
          </table:table-cell>
          <table:table-cell/>
          <table:table-cell office:value-type="float" office:value="0.315936600364847" calcext:value-type="float">
            <text:p>0.315936600364847</text:p>
          </table:table-cell>
          <table:table-cell/>
          <table:table-cell office:value-type="float" office:value="0.0484748560647239" calcext:value-type="float">
            <text:p>0.048474856064724</text:p>
          </table:table-cell>
          <table:table-cell office:value-type="float" office:value="0.026750437444973" calcext:value-type="float">
            <text:p>0.026750437444973</text:p>
          </table:table-cell>
          <table:table-cell office:value-type="float" office:value="0.0350527766616975" calcext:value-type="float">
            <text:p>0.035052776661698</text:p>
          </table:table-cell>
          <table:table-cell office:value-type="float" office:value="-0.110278070171394" calcext:value-type="float">
            <text:p>-0.110278070171394</text:p>
          </table:table-cell>
          <table:table-cell table:number-columns-repeated="3"/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03333333333333" calcext:value-type="float">
            <text:p>0.503333333333333</text:p>
          </table:table-cell>
          <table:table-cell/>
          <table:table-cell office:value-type="float" office:value="0.311922871194431" calcext:value-type="float">
            <text:p>0.311922871194431</text:p>
          </table:table-cell>
          <table:table-cell/>
          <table:table-cell office:value-type="float" office:value="0.0798257268940831" calcext:value-type="float">
            <text:p>0.079825726894083</text:p>
          </table:table-cell>
          <table:table-cell office:value-type="float" office:value="-0.285719852216921" calcext:value-type="float">
            <text:p>-0.285719852216921</text:p>
          </table:table-cell>
          <table:table-cell office:value-type="float" office:value="0.334071334456411" calcext:value-type="float">
            <text:p>0.334071334456411</text:p>
          </table:table-cell>
          <table:table-cell office:value-type="float" office:value="-0.128177209133574" calcext:value-type="float">
            <text:p>-0.128177209133574</text:p>
          </table:table-cell>
          <table:table-cell table:number-columns-repeated="3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416666666666667" calcext:value-type="float">
            <text:p>0.416666666666667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0.314852057240687" calcext:value-type="float">
            <text:p>0.314852057240687</text:p>
          </table:table-cell>
          <table:table-cell/>
          <table:table-cell office:value-type="float" office:value="0.0700622554330905" calcext:value-type="float">
            <text:p>0.070062255433091</text:p>
          </table:table-cell>
          <table:table-cell office:value-type="float" office:value="0.125214678671382" calcext:value-type="float">
            <text:p>0.125214678671382</text:p>
          </table:table-cell>
          <table:table-cell office:value-type="float" office:value="-0.140865577388723" calcext:value-type="float">
            <text:p>-0.140865577388723</text:p>
          </table:table-cell>
          <table:table-cell office:value-type="float" office:value="-0.0544113567157496" calcext:value-type="float">
            <text:p>-0.05441135671575</text:p>
          </table:table-cell>
          <table:table-cell table:number-columns-repeated="3"/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0.283333333333333" calcext:value-type="float">
            <text:p>0.2833333333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297487766986523" calcext:value-type="float">
            <text:p>0.297487766986523</text:p>
          </table:table-cell>
          <table:table-cell/>
          <table:table-cell office:value-type="float" office:value="-0.0219220209485181" calcext:value-type="float">
            <text:p>-0.021922020948518</text:p>
          </table:table-cell>
          <table:table-cell office:value-type="float" office:value="-0.3443195215857" calcext:value-type="float">
            <text:p>-0.3443195215857</text:p>
          </table:table-cell>
          <table:table-cell office:value-type="float" office:value="0.348506438664318" calcext:value-type="float">
            <text:p>0.348506438664318</text:p>
          </table:table-cell>
          <table:table-cell office:value-type="float" office:value="0.0177351038699001" calcext:value-type="float">
            <text:p>0.0177351038699</text:p>
          </table:table-cell>
          <table:table-cell table:number-columns-repeated="3"/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299472042535115" calcext:value-type="float">
            <text:p>0.299472042535115</text:p>
          </table:table-cell>
          <table:table-cell/>
          <table:table-cell office:value-type="float" office:value="-0.0102377256676388" calcext:value-type="float">
            <text:p>-0.010237725667639</text:p>
          </table:table-cell>
          <table:table-cell office:value-type="float" office:value="0.237974391479202" calcext:value-type="float">
            <text:p>0.237974391479202</text:p>
          </table:table-cell>
          <table:table-cell office:value-type="float" office:value="-0.243487494132871" calcext:value-type="float">
            <text:p>-0.243487494132871</text:p>
          </table:table-cell>
          <table:table-cell office:value-type="float" office:value="0.015750828321308" calcext:value-type="float">
            <text:p>0.015750828321308</text:p>
          </table:table-cell>
          <table:table-cell table:number-columns-repeated="3"/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0.4" calcext:value-type="float">
            <text:p>0.4</text:p>
          </table:table-cell>
          <table:table-cell office:value-type="float" office:value="0.791666666666667" calcext:value-type="float">
            <text:p>0.791666666666667</text:p>
          </table:table-cell>
          <table:table-cell office:value-type="float" office:value="0.516666666666667" calcext:value-type="float">
            <text:p>0.516666666666667</text:p>
          </table:table-cell>
          <table:table-cell/>
          <table:table-cell office:value-type="float" office:value="0.257399115670688" calcext:value-type="float">
            <text:p>0.257399115670688</text:p>
          </table:table-cell>
          <table:table-cell/>
          <table:table-cell office:value-type="float" office:value="-0.262039071636851" calcext:value-type="float">
            <text:p>-0.262039071636851</text:p>
          </table:table-cell>
          <table:table-cell office:value-type="float" office:value="-0.133816398590929" calcext:value-type="float">
            <text:p>-0.133816398590929</text:p>
          </table:table-cell>
          <table:table-cell office:value-type="float" office:value="0.447596055705014" calcext:value-type="float">
            <text:p>0.447596055705014</text:p>
          </table:table-cell>
          <table:table-cell office:value-type="float" office:value="-0.0517405854772356" calcext:value-type="float">
            <text:p>-0.05174058547723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.333333333333333" calcext:value-type="float">
            <text:p>0.333333333333333</text:p>
          </table:table-cell>
          <table:table-cell office:value-type="float" office:value="0.616666666666667" calcext:value-type="float">
            <text:p>0.616666666666667</text:p>
          </table:table-cell>
          <table:table-cell/>
          <table:table-cell office:value-type="float" office:value="0.277619584457719" calcext:value-type="float">
            <text:p>0.277619584457719</text:p>
          </table:table-cell>
          <table:table-cell/>
          <table:table-cell office:value-type="float" office:value="0.380666144805491" calcext:value-type="float">
            <text:p>0.380666144805491</text:p>
          </table:table-cell>
          <table:table-cell office:value-type="float" office:value="-0.251416565480209" calcext:value-type="float">
            <text:p>-0.251416565480209</text:p>
          </table:table-cell>
          <table:table-cell office:value-type="float" office:value="-0.221635036055474" calcext:value-type="float">
            <text:p>-0.221635036055474</text:p>
          </table:table-cell>
          <table:table-cell office:value-type="float" office:value="0.0923854567301918" calcext:value-type="float">
            <text:p>0.092385456730192</text:p>
          </table:table-cell>
          <table:table-cell table:number-columns-repeated="3"/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4" calcext:value-type="float">
            <text:p>0.4</text:p>
          </table:table-cell>
          <table:table-cell office:value-type="float" office:value="0.75" calcext:value-type="float">
            <text:p>0.75</text:p>
          </table:table-cell>
          <table:table-cell office:value-type="float" office:value="0.316666666666667" calcext:value-type="float">
            <text:p>0.316666666666667</text:p>
          </table:table-cell>
          <table:table-cell/>
          <table:table-cell office:value-type="float" office:value="0.237361329658021" calcext:value-type="float">
            <text:p>0.237361329658021</text:p>
          </table:table-cell>
          <table:table-cell/>
          <table:table-cell office:value-type="float" office:value="0.065541558038927" calcext:value-type="float">
            <text:p>0.065541558038927</text:p>
          </table:table-cell>
          <table:table-cell office:value-type="float" office:value="-0.113778612578262" calcext:value-type="float">
            <text:p>-0.113778612578262</text:p>
          </table:table-cell>
          <table:table-cell office:value-type="float" office:value="0.408632875992821" calcext:value-type="float">
            <text:p>0.408632875992821</text:p>
          </table:table-cell>
          <table:table-cell office:value-type="float" office:value="-0.360395821453485" calcext:value-type="float">
            <text:p>-0.360395821453485</text:p>
          </table:table-cell>
          <table:table-cell table:number-columns-repeated="3"/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0.666666666666667" calcext:value-type="float">
            <text:p>0.666666666666667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231890164084769" calcext:value-type="float">
            <text:p>0.231890164084769</text:p>
          </table:table-cell>
          <table:table-cell/>
          <table:table-cell office:value-type="float" office:value="0.0641784381974436" calcext:value-type="float">
            <text:p>0.064178438197444</text:p>
          </table:table-cell>
          <table:table-cell office:value-type="float" office:value="0.281211345403987" calcext:value-type="float">
            <text:p>0.281211345403987</text:p>
          </table:table-cell>
          <table:table-cell office:value-type="float" office:value="0.119099212941775" calcext:value-type="float">
            <text:p>0.119099212941775</text:p>
          </table:table-cell>
          <table:table-cell office:value-type="float" office:value="-0.464488996543206" calcext:value-type="float">
            <text:p>-0.464488996543206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196039977801628" calcext:value-type="float">
            <text:p>0.196039977801628</text:p>
          </table:table-cell>
          <table:table-cell/>
          <table:table-cell office:value-type="float" office:value="-0.562897060748788" calcext:value-type="float">
            <text:p>-0.562897060748788</text:p>
          </table:table-cell>
          <table:table-cell office:value-type="float" office:value="0.341406456212689" calcext:value-type="float">
            <text:p>0.341406456212689</text:p>
          </table:table-cell>
          <table:table-cell office:value-type="float" office:value="0.567956159298933" calcext:value-type="float">
            <text:p>0.567956159298933</text:p>
          </table:table-cell>
          <table:table-cell office:value-type="float" office:value="-0.346465554762835" calcext:value-type="float">
            <text:p>-0.34646555476283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716666666666667" calcext:value-type="float">
            <text:p>0.716666666666667</text:p>
          </table:table-cell>
          <table:table-cell/>
          <table:table-cell office:value-type="float" office:value="0.23119496708836" calcext:value-type="float">
            <text:p>0.23119496708836</text:p>
          </table:table-cell>
          <table:table-cell/>
          <table:table-cell office:value-type="float" office:value="-0.25633777929873" calcext:value-type="float">
            <text:p>-0.25633777929873</text:p>
          </table:table-cell>
          <table:table-cell office:value-type="float" office:value="-0.107612250008601" calcext:value-type="float">
            <text:p>-0.107612250008601</text:p>
          </table:table-cell>
          <table:table-cell office:value-type="float" office:value="0.0607934442133233" calcext:value-type="float">
            <text:p>0.060793444213323</text:p>
          </table:table-cell>
          <table:table-cell office:value-type="float" office:value="0.303156585094008" calcext:value-type="float">
            <text:p>0.303156585094008</text:p>
          </table:table-cell>
          <table:table-cell table:number-columns-repeated="3"/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41666666666667" calcext:value-type="float">
            <text:p>0.541666666666667</text:p>
          </table:table-cell>
          <table:table-cell office:value-type="float" office:value="0.583333333333333" calcext:value-type="float">
            <text:p>0.583333333333333</text:p>
          </table:table-cell>
          <table:table-cell/>
          <table:table-cell office:value-type="float" office:value="0.203649760102492" calcext:value-type="float">
            <text:p>0.203649760102492</text:p>
          </table:table-cell>
          <table:table-cell/>
          <table:table-cell office:value-type="float" office:value="-0.495329703487559" calcext:value-type="float">
            <text:p>-0.495329703487559</text:p>
          </table:table-cell>
          <table:table-cell office:value-type="float" office:value="0.236416975809577" calcext:value-type="float">
            <text:p>0.236416975809577</text:p>
          </table:table-cell>
          <table:table-cell office:value-type="float" office:value="0.147339616924052" calcext:value-type="float">
            <text:p>0.147339616924052</text:p>
          </table:table-cell>
          <table:table-cell office:value-type="float" office:value="0.111573110753931" calcext:value-type="float">
            <text:p>0.111573110753931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table:number-columns-repeated="2" office:value-type="float" office:value="0.583333333333333" calcext:value-type="float">
            <text:p>0.583333333333333</text:p>
          </table:table-cell>
          <table:table-cell office:value-type="float" office:value="0.516666666666667" calcext:value-type="float">
            <text:p>0.516666666666667</text:p>
          </table:table-cell>
          <table:table-cell/>
          <table:table-cell office:value-type="float" office:value="0.194213596288339" calcext:value-type="float">
            <text:p>0.194213596288339</text:p>
          </table:table-cell>
          <table:table-cell/>
          <table:table-cell office:value-type="float" office:value="-0.424384970940783" calcext:value-type="float">
            <text:p>-0.424384970940783</text:p>
          </table:table-cell>
          <table:table-cell office:value-type="float" office:value="0.197163290572605" calcext:value-type="float">
            <text:p>0.197163290572605</text:p>
          </table:table-cell>
          <table:table-cell office:value-type="float" office:value="0.215776746463064" calcext:value-type="float">
            <text:p>0.215776746463064</text:p>
          </table:table-cell>
          <table:table-cell office:value-type="float" office:value="0.0114449339051136" calcext:value-type="float">
            <text:p>0.011444933905114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96875" calcext:value-type="float">
            <text:p>0.96875</text:p>
          </table:table-cell>
          <table:table-cell/>
          <table:table-cell office:value-type="float" office:value="0.870744538739804" calcext:value-type="float">
            <text:p>0.870744538739804</text:p>
          </table:table-cell>
          <table:table-cell/>
          <table:table-cell office:value-type="float" office:value="-0.195505408999833" calcext:value-type="float">
            <text:p>-0.195505408999833</text:p>
          </table:table-cell>
          <table:table-cell office:value-type="float" office:value="0.129255461260196" calcext:value-type="float">
            <text:p>0.129255461260196</text:p>
          </table:table-cell>
          <table:table-cell office:value-type="float" office:value="-0.0291418890473943" calcext:value-type="float">
            <text:p>-0.029141889047394</text:p>
          </table:table-cell>
          <table:table-cell office:value-type="float" office:value="0.095391836787031" calcext:value-type="float">
            <text:p>0.09539183678703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office:value-type="float" office:value="0.906976744186046" calcext:value-type="float">
            <text:p>0.906976744186046</text:p>
          </table:table-cell>
          <table:table-cell office:value-type="float" office:value="0.553571428571429" calcext:value-type="float">
            <text:p>0.553571428571429</text:p>
          </table:table-cell>
          <table:table-cell/>
          <table:table-cell office:value-type="float" office:value="0.773921322571687" calcext:value-type="float">
            <text:p>0.773921322571687</text:p>
          </table:table-cell>
          <table:table-cell/>
          <table:table-cell office:value-type="float" office:value="0.226078677428313" calcext:value-type="float">
            <text:p>0.226078677428313</text:p>
          </table:table-cell>
          <table:table-cell office:value-type="float" office:value="-0.0888717348441882" calcext:value-type="float">
            <text:p>-0.088871734844188</text:p>
          </table:table-cell>
          <table:table-cell office:value-type="float" office:value="0.120480443889919" calcext:value-type="float">
            <text:p>0.120480443889919</text:p>
          </table:table-cell>
          <table:table-cell office:value-type="float" office:value="-0.257687386474044" calcext:value-type="float">
            <text:p>-0.257687386474044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791980592521986" calcext:value-type="float">
            <text:p>0.791980592521986</text:p>
          </table:table-cell>
          <table:table-cell/>
          <table:table-cell table:number-columns-repeated="3" office:value-type="float" office:value="0.208019407478014" calcext:value-type="float">
            <text:p>0.208019407478014</text:p>
          </table:table-cell>
          <table:table-cell office:value-type="float" office:value="-0.624058222434041" calcext:value-type="float">
            <text:p>-0.624058222434041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96666666666667" calcext:value-type="float">
            <text:p>0.59666666666666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0.676791611525236" calcext:value-type="float">
            <text:p>0.676791611525236</text:p>
          </table:table-cell>
          <table:table-cell/>
          <table:table-cell office:value-type="float" office:value="-0.222389873562084" calcext:value-type="float">
            <text:p>-0.222389873562084</text:p>
          </table:table-cell>
          <table:table-cell office:value-type="float" office:value="-0.424026903387444" calcext:value-type="float">
            <text:p>-0.424026903387444</text:p>
          </table:table-cell>
          <table:table-cell table:number-columns-repeated="2" office:value-type="float" office:value="0.323208388474764" calcext:value-type="float">
            <text:p>0.323208388474764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883720930232558" calcext:value-type="float">
            <text:p>0.883720930232558</text:p>
          </table:table-cell>
          <table:table-cell office:value-type="float" office:value="0.504464285714286" calcext:value-type="float">
            <text:p>0.504464285714286</text:p>
          </table:table-cell>
          <table:table-cell/>
          <table:table-cell office:value-type="float" office:value="0.689810268922811" calcext:value-type="float">
            <text:p>0.689810268922811</text:p>
          </table:table-cell>
          <table:table-cell/>
          <table:table-cell office:value-type="float" office:value="-0.0145711391828397" calcext:value-type="float">
            <text:p>-0.01457113918284</text:p>
          </table:table-cell>
          <table:table-cell office:value-type="float" office:value="0.0631697998830708" calcext:value-type="float">
            <text:p>0.063169799883071</text:p>
          </table:table-cell>
          <table:table-cell office:value-type="float" office:value="0.178191939154197" calcext:value-type="float">
            <text:p>0.178191939154197</text:p>
          </table:table-cell>
          <table:table-cell office:value-type="float" office:value="-0.226790599854428" calcext:value-type="float">
            <text:p>-0.22679059985442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906976744186046" calcext:value-type="float">
            <text:p>0.906976744186046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632805604667188" calcext:value-type="float">
            <text:p>0.632805604667188</text:p>
          </table:table-cell>
          <table:table-cell/>
          <table:table-cell office:value-type="float" office:value="0.107385699124789" calcext:value-type="float">
            <text:p>0.107385699124789</text:p>
          </table:table-cell>
          <table:table-cell office:value-type="float" office:value="-0.349163405130133" calcext:value-type="float">
            <text:p>-0.349163405130133</text:p>
          </table:table-cell>
          <table:table-cell office:value-type="float" office:value="0.261596161794418" calcext:value-type="float">
            <text:p>0.261596161794418</text:p>
          </table:table-cell>
          <table:table-cell office:value-type="float" office:value="-0.0198184557890739" calcext:value-type="float">
            <text:p>-0.0198184557890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651488006655331" calcext:value-type="float">
            <text:p>0.651488006655331</text:p>
          </table:table-cell>
          <table:table-cell/>
          <table:table-cell office:value-type="float" office:value="0.348511993344669" calcext:value-type="float">
            <text:p>0.348511993344669</text:p>
          </table:table-cell>
          <table:table-cell office:value-type="float" office:value="-0.213458350121951" calcext:value-type="float">
            <text:p>-0.213458350121951</text:p>
          </table:table-cell>
          <table:table-cell office:value-type="float" office:value="0.348511993344669" calcext:value-type="float">
            <text:p>0.348511993344669</text:p>
          </table:table-cell>
          <table:table-cell office:value-type="float" office:value="-0.483565636567387" calcext:value-type="float">
            <text:p>-0.48356563656738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63333333333333" calcext:value-type="float">
            <text:p>0.663333333333333</text:p>
          </table:table-cell>
          <table:table-cell office:value-type="float" office:value="0.488372093023256" calcext:value-type="float">
            <text:p>0.488372093023256</text:p>
          </table:table-cell>
          <table:table-cell office:value-type="float" office:value="0.955357142857143" calcext:value-type="float">
            <text:p>0.955357142857143</text:p>
          </table:table-cell>
          <table:table-cell/>
          <table:table-cell office:value-type="float" office:value="0.589348684642854" calcext:value-type="float">
            <text:p>0.589348684642854</text:p>
          </table:table-cell>
          <table:table-cell/>
          <table:table-cell office:value-type="float" office:value="0.0209382710451119" calcext:value-type="float">
            <text:p>0.020938271045112</text:p>
          </table:table-cell>
          <table:table-cell office:value-type="float" office:value="-0.213074010908004" calcext:value-type="float">
            <text:p>-0.213074010908004</text:p>
          </table:table-cell>
          <table:table-cell office:value-type="float" office:value="-0.170138969104019" calcext:value-type="float">
            <text:p>-0.170138969104019</text:p>
          </table:table-cell>
          <table:table-cell office:value-type="float" office:value="0.362274708966911" calcext:value-type="float">
            <text:p>0.36227470896691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8" calcext:value-type="float">
            <text:p>0.48</text:p>
          </table:table-cell>
          <table:table-cell office:value-type="float" office:value="0.906976744186046" calcext:value-type="float">
            <text:p>0.906976744186046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538574534842656" calcext:value-type="float">
            <text:p>0.538574534842656</text:p>
          </table:table-cell>
          <table:table-cell/>
          <table:table-cell office:value-type="float" office:value="0.07171242084531" calcext:value-type="float">
            <text:p>0.07171242084531</text:p>
          </table:table-cell>
          <table:table-cell office:value-type="float" office:value="-0.501952266499719" calcext:value-type="float">
            <text:p>-0.501952266499719</text:p>
          </table:table-cell>
          <table:table-cell office:value-type="float" office:value="0.35582723161895" calcext:value-type="float">
            <text:p>0.35582723161895</text:p>
          </table:table-cell>
          <table:table-cell office:value-type="float" office:value="0.0744126140354584" calcext:value-type="float">
            <text:p>0.074412614035458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537517806773015" calcext:value-type="float">
            <text:p>0.537517806773015</text:p>
          </table:table-cell>
          <table:table-cell/>
          <table:table-cell office:value-type="float" office:value="-0.148068242861868" calcext:value-type="float">
            <text:p>-0.148068242861868</text:p>
          </table:table-cell>
          <table:table-cell office:value-type="float" office:value="-0.099488150239634" calcext:value-type="float">
            <text:p>-0.099488150239634</text:p>
          </table:table-cell>
          <table:table-cell office:value-type="float" office:value="0.172087050996403" calcext:value-type="float">
            <text:p>0.172087050996403</text:p>
          </table:table-cell>
          <table:table-cell office:value-type="float" office:value="0.0754693421050995" calcext:value-type="float">
            <text:p>0.0754693421051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93333333333333" calcext:value-type="float">
            <text:p>0.593333333333333</text:p>
          </table:table-cell>
          <table:table-cell office:value-type="float" office:value="0.906976744186046" calcext:value-type="float">
            <text:p>0.906976744186046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509876052656399" calcext:value-type="float">
            <text:p>0.509876052656399</text:p>
          </table:table-cell>
          <table:table-cell/>
          <table:table-cell office:value-type="float" office:value="-0.224349967228462" calcext:value-type="float">
            <text:p>-0.224349967228462</text:p>
          </table:table-cell>
          <table:table-cell office:value-type="float" office:value="-0.263286842798461" calcext:value-type="float">
            <text:p>-0.263286842798461</text:p>
          </table:table-cell>
          <table:table-cell office:value-type="float" office:value="0.384525713805207" calcext:value-type="float">
            <text:p>0.384525713805207</text:p>
          </table:table-cell>
          <table:table-cell office:value-type="float" office:value="0.103111096221715" calcext:value-type="float">
            <text:p>0.10311109622171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68" calcext:value-type="float">
            <text:p>0.68</text:p>
          </table:table-cell>
          <table:table-cell office:value-type="float" office:value="0.906976744186046" calcext:value-type="float">
            <text:p>0.906976744186046</text:p>
          </table:table-cell>
          <table:table-cell office:value-type="float" office:value="0.415178571428571" calcext:value-type="float">
            <text:p>0.415178571428571</text:p>
          </table:table-cell>
          <table:table-cell/>
          <table:table-cell office:value-type="float" office:value="0.530555531461696" calcext:value-type="float">
            <text:p>0.530555531461696</text:p>
          </table:table-cell>
          <table:table-cell/>
          <table:table-cell office:value-type="float" office:value="-0.0761537934985441" calcext:value-type="float">
            <text:p>-0.076153793498544</text:p>
          </table:table-cell>
          <table:table-cell office:value-type="float" office:value="-0.123403366327581" calcext:value-type="float">
            <text:p>-0.123403366327581</text:p>
          </table:table-cell>
          <table:table-cell office:value-type="float" office:value="0.36384623499991" calcext:value-type="float">
            <text:p>0.36384623499991</text:p>
          </table:table-cell>
          <table:table-cell office:value-type="float" office:value="-0.164289075173785" calcext:value-type="float">
            <text:p>-0.164289075173785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63333333333333" calcext:value-type="float">
            <text:p>0.563333333333333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498600757083636" calcext:value-type="float">
            <text:p>0.498600757083636</text:p>
          </table:table-cell>
          <table:table-cell/>
          <table:table-cell office:value-type="float" office:value="-0.0441990191204837" calcext:value-type="float">
            <text:p>-0.044199019120484</text:p>
          </table:table-cell>
          <table:table-cell office:value-type="float" office:value="-0.307591031744375" calcext:value-type="float">
            <text:p>-0.307591031744375</text:p>
          </table:table-cell>
          <table:table-cell office:value-type="float" office:value="0.23740365907038" calcext:value-type="float">
            <text:p>0.23740365907038</text:p>
          </table:table-cell>
          <table:table-cell office:value-type="float" office:value="0.114386391794479" calcext:value-type="float">
            <text:p>0.114386391794479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83" calcext:value-type="float">
            <text:p>0.83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334821428571429" calcext:value-type="float">
            <text:p>0.334821428571429</text:p>
          </table:table-cell>
          <table:table-cell/>
          <table:table-cell office:value-type="float" office:value="0.554271087024846" calcext:value-type="float">
            <text:p>0.554271087024846</text:p>
          </table:table-cell>
          <table:table-cell/>
          <table:table-cell office:value-type="float" office:value="0.120968042715126" calcext:value-type="float">
            <text:p>0.120968042715126</text:p>
          </table:table-cell>
          <table:table-cell office:value-type="float" office:value="0.130778500702653" calcext:value-type="float">
            <text:p>0.130778500702653</text:p>
          </table:table-cell>
          <table:table-cell office:value-type="float" office:value="0.0233359788215797" calcext:value-type="float">
            <text:p>0.02333597882158</text:p>
          </table:table-cell>
          <table:table-cell office:value-type="float" office:value="-0.275082522239358" calcext:value-type="float">
            <text:p>-0.27508252223935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33333333333333" calcext:value-type="float">
            <text:p>0.733333333333333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53144302827002" calcext:value-type="float">
            <text:p>0.53144302827002</text:p>
          </table:table-cell>
          <table:table-cell/>
          <table:table-cell office:value-type="float" office:value="0.0788439274179452" calcext:value-type="float">
            <text:p>0.078843927417945</text:p>
          </table:table-cell>
          <table:table-cell office:value-type="float" office:value="-0.0254828906582585" calcext:value-type="float">
            <text:p>-0.025482890658259</text:p>
          </table:table-cell>
          <table:table-cell office:value-type="float" office:value="0.310159621422389" calcext:value-type="float">
            <text:p>0.310159621422389</text:p>
          </table:table-cell>
          <table:table-cell office:value-type="float" office:value="-0.363520658182076" calcext:value-type="float">
            <text:p>-0.363520658182076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372093023255814" calcext:value-type="float">
            <text:p>0.372093023255814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519605008204829" calcext:value-type="float">
            <text:p>0.519605008204829</text:p>
          </table:table-cell>
          <table:table-cell/>
          <table:table-cell office:value-type="float" office:value="0.220586295587148" calcext:value-type="float">
            <text:p>0.220586295587148</text:p>
          </table:table-cell>
          <table:table-cell office:value-type="float" office:value="-0.0815753516714481" calcext:value-type="float">
            <text:p>-0.081575351671448</text:p>
          </table:table-cell>
          <table:table-cell office:value-type="float" office:value="-0.232393084588986" calcext:value-type="float">
            <text:p>-0.232393084588986</text:p>
          </table:table-cell>
          <table:table-cell office:value-type="float" office:value="0.0933821406732853" calcext:value-type="float">
            <text:p>0.093382140673285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86046511627907" calcext:value-type="float">
            <text:p>0.86046511627907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503221908318425" calcext:value-type="float">
            <text:p>0.503221908318425</text:p>
          </table:table-cell>
          <table:table-cell/>
          <table:table-cell office:value-type="float" office:value="-0.438533214667307" calcext:value-type="float">
            <text:p>-0.438533214667307</text:p>
          </table:table-cell>
          <table:table-cell office:value-type="float" office:value="-0.00961276726636751" calcext:value-type="float">
            <text:p>-0.009612767266368</text:p>
          </table:table-cell>
          <table:table-cell office:value-type="float" office:value="0.338380741373985" calcext:value-type="float">
            <text:p>0.338380741373985</text:p>
          </table:table-cell>
          <table:table-cell office:value-type="float" office:value="0.109765240559689" calcext:value-type="float">
            <text:p>0.109765240559689</text:p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546666666666667" calcext:value-type="float">
            <text:p>0.546666666666667</text:p>
          </table:table-cell>
          <table:table-cell office:value-type="float" office:value="0.837209302325581" calcext:value-type="float">
            <text:p>0.837209302325581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468462139888465" calcext:value-type="float">
            <text:p>0.468462139888465</text:p>
          </table:table-cell>
          <table:table-cell/>
          <table:table-cell office:value-type="float" office:value="-0.182936054460528" calcext:value-type="float">
            <text:p>-0.182936054460528</text:p>
          </table:table-cell>
          <table:table-cell office:value-type="float" office:value="-0.308329905948468" calcext:value-type="float">
            <text:p>-0.308329905948468</text:p>
          </table:table-cell>
          <table:table-cell office:value-type="float" office:value="0.346740951419346" calcext:value-type="float">
            <text:p>0.346740951419346</text:p>
          </table:table-cell>
          <table:table-cell office:value-type="float" office:value="0.144525008989649" calcext:value-type="float">
            <text:p>0.144525008989649</text:p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66666666666667" calcext:value-type="float">
            <text:p>0.866666666666667</text:p>
          </table:table-cell>
          <table:table-cell office:value-type="float" office:value="0.302325581395349" calcext:value-type="float">
            <text:p>0.302325581395349</text:p>
          </table:table-cell>
          <table:table-cell office:value-type="float" office:value="0.745535714285714" calcext:value-type="float">
            <text:p>0.745535714285714</text:p>
          </table:table-cell>
          <table:table-cell/>
          <table:table-cell office:value-type="float" office:value="0.525169273593884" calcext:value-type="float">
            <text:p>0.525169273593884</text:p>
          </table:table-cell>
          <table:table-cell/>
          <table:table-cell office:value-type="float" office:value="-0.109738840061935" calcext:value-type="float">
            <text:p>-0.109738840061935</text:p>
          </table:table-cell>
          <table:table-cell office:value-type="float" office:value="0.227810795211998" calcext:value-type="float">
            <text:p>0.227810795211998</text:p>
          </table:table-cell>
          <table:table-cell office:value-type="float" office:value="-0.317156025131836" calcext:value-type="float">
            <text:p>-0.317156025131836</text:p>
          </table:table-cell>
          <table:table-cell office:value-type="float" office:value="0.199084069981772" calcext:value-type="float">
            <text:p>0.199084069981772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696666666666667" calcext:value-type="float">
            <text:p>0.696666666666667</text:p>
          </table:table-cell>
          <table:table-cell office:value-type="float" office:value="0.627906976744186" calcext:value-type="float">
            <text:p>0.627906976744186</text:p>
          </table:table-cell>
          <table:table-cell office:value-type="float" office:value="0.330357142857143" calcext:value-type="float">
            <text:p>0.330357142857143</text:p>
          </table:table-cell>
          <table:table-cell/>
          <table:table-cell office:value-type="float" office:value="0.49130668906656" calcext:value-type="float">
            <text:p>0.49130668906656</text:p>
          </table:table-cell>
          <table:table-cell/>
          <table:table-cell office:value-type="float" office:value="0.183932440673411" calcext:value-type="float">
            <text:p>0.183932440673411</text:p>
          </table:table-cell>
          <table:table-cell office:value-type="float" office:value="-0.0532770325331797" calcext:value-type="float">
            <text:p>-0.05327703253318</text:p>
          </table:table-cell>
          <table:table-cell office:value-type="float" office:value="0.0863003767798651" calcext:value-type="float">
            <text:p>0.086300376779865</text:p>
          </table:table-cell>
          <table:table-cell office:value-type="float" office:value="-0.216955784920097" calcext:value-type="float">
            <text:p>-0.216955784920097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519435959990514" calcext:value-type="float">
            <text:p>0.519435959990514</text:p>
          </table:table-cell>
          <table:table-cell/>
          <table:table-cell office:value-type="float" office:value="0.259726648232666" calcext:value-type="float">
            <text:p>0.259726648232666</text:p>
          </table:table-cell>
          <table:table-cell office:value-type="float" office:value="0.165613627736984" calcext:value-type="float">
            <text:p>0.165613627736984</text:p>
          </table:table-cell>
          <table:table-cell office:value-type="float" office:value="-0.0738266860670812" calcext:value-type="float">
            <text:p>-0.073826686067081</text:p>
          </table:table-cell>
          <table:table-cell office:value-type="float" office:value="-0.35151358990257" calcext:value-type="float">
            <text:p>-0.35151358990257</text:p>
          </table:table-cell>
          <table:table-cell table:number-columns-repeated="3"/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48" calcext:value-type="float">
            <text:p>0.48</text:p>
          </table:table-cell>
          <table:table-cell office:value-type="float" office:value="0.744186046511628" calcext:value-type="float">
            <text:p>0.744186046511628</text:p>
          </table:table-cell>
          <table:table-cell office:value-type="float" office:value="0.611607142857143" calcext:value-type="float">
            <text:p>0.611607142857143</text:p>
          </table:table-cell>
          <table:table-cell/>
          <table:table-cell office:value-type="float" office:value="0.428700053607112" calcext:value-type="float">
            <text:p>0.428700053607112</text:p>
          </table:table-cell>
          <table:table-cell/>
          <table:table-cell office:value-type="float" office:value="-0.0392504896959663" calcext:value-type="float">
            <text:p>-0.039250489695966</text:p>
          </table:table-cell>
          <table:table-cell office:value-type="float" office:value="-0.392077785264176" calcext:value-type="float">
            <text:p>-0.392077785264176</text:p>
          </table:table-cell>
          <table:table-cell office:value-type="float" office:value="0.280904804162305" calcext:value-type="float">
            <text:p>0.280904804162305</text:p>
          </table:table-cell>
          <table:table-cell office:value-type="float" office:value="0.150423470797837" calcext:value-type="float">
            <text:p>0.150423470797837</text:p>
          </table:table-cell>
          <table:table-cell table:number-columns-repeated="3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72093023255814" calcext:value-type="float">
            <text:p>0.72093023255814</text:p>
          </table:table-cell>
          <table:table-cell office:value-type="float" office:value="0.602678571428571" calcext:value-type="float">
            <text:p>0.602678571428571</text:p>
          </table:table-cell>
          <table:table-cell/>
          <table:table-cell office:value-type="float" office:value="0.438897684230829" calcext:value-type="float">
            <text:p>0.438897684230829</text:p>
          </table:table-cell>
          <table:table-cell/>
          <table:table-cell office:value-type="float" office:value="-0.244304642475701" calcext:value-type="float">
            <text:p>-0.244304642475701</text:p>
          </table:table-cell>
          <table:table-cell office:value-type="float" office:value="-0.130553491574361" calcext:value-type="float">
            <text:p>-0.130553491574361</text:p>
          </table:table-cell>
          <table:table-cell office:value-type="float" office:value="0.24430761515399" calcext:value-type="float">
            <text:p>0.24430761515399</text:p>
          </table:table-cell>
          <table:table-cell office:value-type="float" office:value="0.130550518896072" calcext:value-type="float">
            <text:p>0.13055051889607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767441860465116" calcext:value-type="float">
            <text:p>0.767441860465116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458352792604403" calcext:value-type="float">
            <text:p>0.458352792604403</text:p>
          </table:table-cell>
          <table:table-cell/>
          <table:table-cell office:value-type="float" office:value="-0.00395105464125078" calcext:value-type="float">
            <text:p>-0.003951054641251</text:p>
          </table:table-cell>
          <table:table-cell office:value-type="float" office:value="0.0167298536080958" calcext:value-type="float">
            <text:p>0.016729853608096</text:p>
          </table:table-cell>
          <table:table-cell office:value-type="float" office:value="0.277651623549613" calcext:value-type="float">
            <text:p>0.277651623549613</text:p>
          </table:table-cell>
          <table:table-cell office:value-type="float" office:value="-0.290430422516458" calcext:value-type="float">
            <text:p>-0.290430422516458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53" calcext:value-type="float">
            <text:p>0.53</text:p>
          </table:table-cell>
          <table:table-cell office:value-type="float" office:value="0.511627906976744" calcext:value-type="float">
            <text:p>0.511627906976744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410563225826358" calcext:value-type="float">
            <text:p>0.410563225826358</text:p>
          </table:table-cell>
          <table:table-cell/>
          <table:table-cell office:value-type="float" office:value="0.0438385121367941" calcext:value-type="float">
            <text:p>0.043838512136794</text:p>
          </table:table-cell>
          <table:table-cell office:value-type="float" office:value="-0.281308483285626" calcext:value-type="float">
            <text:p>-0.281308483285626</text:p>
          </table:table-cell>
          <table:table-cell office:value-type="float" office:value="0.0350460480970755" calcext:value-type="float">
            <text:p>0.035046048097076</text:p>
          </table:table-cell>
          <table:table-cell office:value-type="float" office:value="0.202423923051756" calcext:value-type="float">
            <text:p>0.202423923051756</text:p>
          </table:table-cell>
          <table:table-cell table:number-columns-repeated="3"/>
        </table:table-row>
        <table:table-row table:style-name="ro1">
          <table:table-cell office:value-type="float" office:value="0.416666666666667" calcext:value-type="float">
            <text:p>0.416666666666667</text:p>
          </table:table-cell>
          <table:table-cell office:value-type="float" office:value="0.726666666666667" calcext:value-type="float">
            <text:p>0.726666666666667</text:p>
          </table:table-cell>
          <table:table-cell office:value-type="float" office:value="0.395348837209302" calcext:value-type="float">
            <text:p>0.395348837209302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415608101997636" calcext:value-type="float">
            <text:p>0.415608101997636</text:p>
          </table:table-cell>
          <table:table-cell/>
          <table:table-cell office:value-type="float" office:value="-0.173383465937703" calcext:value-type="float">
            <text:p>-0.173383465937703</text:p>
          </table:table-cell>
          <table:table-cell office:value-type="float" office:value="0.0780010390544208" calcext:value-type="float">
            <text:p>0.078001039054421</text:p>
          </table:table-cell>
          <table:table-cell office:value-type="float" office:value="-0.101996619997195" calcext:value-type="float">
            <text:p>-0.101996619997195</text:p>
          </table:table-cell>
          <table:table-cell office:value-type="float" office:value="0.197379046880478" calcext:value-type="float">
            <text:p>0.197379046880478</text:p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" calcext:value-type="float">
            <text:p>0.7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420044202948846" calcext:value-type="float">
            <text:p>0.420044202948846</text:p>
          </table:table-cell>
          <table:table-cell/>
          <table:table-cell office:value-type="float" office:value="0.255194926791125" calcext:value-type="float">
            <text:p>0.255194926791125</text:p>
          </table:table-cell>
          <table:table-cell office:value-type="float" office:value="0.0241609518643866" calcext:value-type="float">
            <text:p>0.024160951864387</text:p>
          </table:table-cell>
          <table:table-cell office:value-type="float" office:value="-0.0272340457946102" calcext:value-type="float">
            <text:p>-0.02723404579461</text:p>
          </table:table-cell>
          <table:table-cell office:value-type="float" office:value="-0.252121832860902" calcext:value-type="float">
            <text:p>-0.252121832860902</text:p>
          </table:table-cell>
          <table:table-cell table:number-columns-repeated="3"/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83" calcext:value-type="float">
            <text:p>0.83</text:p>
          </table:table-cell>
          <table:table-cell office:value-type="float" office:value="0.488372093023256" calcext:value-type="float">
            <text:p>0.488372093023256</text:p>
          </table:table-cell>
          <table:table-cell office:value-type="float" office:value="0.232142857142857" calcext:value-type="float">
            <text:p>0.232142857142857</text:p>
          </table:table-cell>
          <table:table-cell/>
          <table:table-cell office:value-type="float" office:value="0.431645852829358" calcext:value-type="float">
            <text:p>0.431645852829358</text:p>
          </table:table-cell>
          <table:table-cell/>
          <table:table-cell office:value-type="float" office:value="0.0227558851337942" calcext:value-type="float">
            <text:p>0.022755885133794</text:p>
          </table:table-cell>
          <table:table-cell office:value-type="float" office:value="0.253403734898141" calcext:value-type="float">
            <text:p>0.253403734898141</text:p>
          </table:table-cell>
          <table:table-cell office:value-type="float" office:value="-0.0124361372905224" calcext:value-type="float">
            <text:p>-0.012436137290522</text:p>
          </table:table-cell>
          <table:table-cell office:value-type="float" office:value="-0.263723482741413" calcext:value-type="float">
            <text:p>-0.26372348274141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13333333333333" calcext:value-type="float">
            <text:p>0.613333333333333</text:p>
          </table:table-cell>
          <table:table-cell office:value-type="float" office:value="0.325581395348837" calcext:value-type="float">
            <text:p>0.325581395348837</text:p>
          </table:table-cell>
          <table:table-cell office:value-type="float" office:value="0.334821428571429" calcext:value-type="float">
            <text:p>0.334821428571429</text:p>
          </table:table-cell>
          <table:table-cell/>
          <table:table-cell office:value-type="float" office:value="0.384358718740291" calcext:value-type="float">
            <text:p>0.384358718740291</text:p>
          </table:table-cell>
          <table:table-cell/>
          <table:table-cell office:value-type="float" office:value="0.355832585051686" calcext:value-type="float">
            <text:p>0.355832585051686</text:p>
          </table:table-cell>
          <table:table-cell office:value-type="float" office:value="-0.100716519203236" calcext:value-type="float">
            <text:p>-0.100716519203236</text:p>
          </table:table-cell>
          <table:table-cell office:value-type="float" office:value="-0.149945911893646" calcext:value-type="float">
            <text:p>-0.149945911893646</text:p>
          </table:table-cell>
          <table:table-cell office:value-type="float" office:value="-0.105170153954804" calcext:value-type="float">
            <text:p>-0.105170153954804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6" calcext:value-type="float">
            <text:p>0.6</text:p>
          </table:table-cell>
          <table:table-cell office:value-type="float" office:value="0.465116279069767" calcext:value-type="float">
            <text:p>0.465116279069767</text:p>
          </table:table-cell>
          <table:table-cell office:value-type="float" office:value="0.642857142857143" calcext:value-type="float">
            <text:p>0.642857142857143</text:p>
          </table:table-cell>
          <table:table-cell/>
          <table:table-cell office:value-type="float" office:value="0.332356551525278" calcext:value-type="float">
            <text:p>0.332356551525278</text:p>
          </table:table-cell>
          <table:table-cell/>
          <table:table-cell office:value-type="float" office:value="-0.26766785787416" calcext:value-type="float">
            <text:p>-0.26766785787416</text:p>
          </table:table-cell>
          <table:table-cell office:value-type="float" office:value="-0.073416345107634" calcext:value-type="float">
            <text:p>-0.073416345107634</text:p>
          </table:table-cell>
          <table:table-cell office:value-type="float" office:value="0.0604536056289583" calcext:value-type="float">
            <text:p>0.060453605628958</text:p>
          </table:table-cell>
          <table:table-cell office:value-type="float" office:value="0.280630597352836" calcext:value-type="float">
            <text:p>0.280630597352836</text:p>
          </table:table-cell>
          <table:table-cell table:number-columns-repeated="3"/>
        </table:table-row>
        <table:table-row table:style-name="ro1">
          <table:table-cell office:value-type="float" office:value="0.686666666666667" calcext:value-type="float">
            <text:p>0.68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824561403508772" calcext:value-type="float">
            <text:p>0.82456140350877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767591252675234" calcext:value-type="float">
            <text:p>0.767591252675234</text:p>
          </table:table-cell>
          <table:table-cell/>
          <table:table-cell office:value-type="float" office:value="-0.20139621072603" calcext:value-type="float">
            <text:p>-0.20139621072603</text:p>
          </table:table-cell>
          <table:table-cell office:value-type="float" office:value="0.232408747324766" calcext:value-type="float">
            <text:p>0.232408747324766</text:p>
          </table:table-cell>
          <table:table-cell office:value-type="float" office:value="-0.0481440671487292" calcext:value-type="float">
            <text:p>-0.048144067148729</text:p>
          </table:table-cell>
          <table:table-cell office:value-type="float" office:value="0.0171315305499939" calcext:value-type="float">
            <text:p>0.0171315305499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3333333333333" calcext:value-type="float">
            <text:p>0.683333333333333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7874355202332" calcext:value-type="float">
            <text:p>0.757874355202332</text:p>
          </table:table-cell>
          <table:table-cell/>
          <table:table-cell office:value-type="float" office:value="0.242125644797668" calcext:value-type="float">
            <text:p>0.242125644797668</text:p>
          </table:table-cell>
          <table:table-cell office:value-type="float" office:value="-0.165271305446015" calcext:value-type="float">
            <text:p>-0.165271305446015</text:p>
          </table:table-cell>
          <table:table-cell office:value-type="float" office:value="-0.318979984149322" calcext:value-type="float">
            <text:p>-0.318979984149322</text:p>
          </table:table-cell>
          <table:table-cell office:value-type="float" office:value="0.242125644797668" calcext:value-type="float">
            <text:p>0.242125644797668</text:p>
          </table:table-cell>
          <table:table-cell table:number-columns-repeated="3"/>
        </table:table-row>
        <table:table-row table:style-name="ro1">
          <table:table-cell office:value-type="float" office:value="0.836666666666667" calcext:value-type="float">
            <text:p>0.83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701754385964912" calcext:value-type="float">
            <text:p>0.70175438596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49185154287457" calcext:value-type="float">
            <text:p>0.749185154287457</text:p>
          </table:table-cell>
          <table:table-cell/>
          <table:table-cell office:value-type="float" office:value="0.0246824739626595" calcext:value-type="float">
            <text:p>0.02468247396266</text:p>
          </table:table-cell>
          <table:table-cell office:value-type="float" office:value="-0.0493723807828022" calcext:value-type="float">
            <text:p>-0.049372380782802</text:p>
          </table:table-cell>
          <table:table-cell office:value-type="float" office:value="-0.2261249388924" calcext:value-type="float">
            <text:p>-0.2261249388924</text:p>
          </table:table-cell>
          <table:table-cell office:value-type="float" office:value="0.250814845712543" calcext:value-type="float">
            <text:p>0.25081484571254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24561403508772" calcext:value-type="float">
            <text:p>0.824561403508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8326238384286" calcext:value-type="float">
            <text:p>0.758326238384286</text:p>
          </table:table-cell>
          <table:table-cell/>
          <table:table-cell office:value-type="float" office:value="0.241673761615714" calcext:value-type="float">
            <text:p>0.241673761615714</text:p>
          </table:table-cell>
          <table:table-cell office:value-type="float" office:value="-0.444468470373646" calcext:value-type="float">
            <text:p>-0.444468470373646</text:p>
          </table:table-cell>
          <table:table-cell office:value-type="float" office:value="-0.0388790528577814" calcext:value-type="float">
            <text:p>-0.038879052857781</text:p>
          </table:table-cell>
          <table:table-cell office:value-type="float" office:value="0.241673761615714" calcext:value-type="float">
            <text:p>0.241673761615714</text:p>
          </table:table-cell>
          <table:table-cell table:number-columns-repeated="3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824561403508772" calcext:value-type="float">
            <text:p>0.824561403508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752557555431483" calcext:value-type="float">
            <text:p>0.752557555431483</text:p>
          </table:table-cell>
          <table:table-cell/>
          <table:table-cell office:value-type="float" office:value="0.224367712757304" calcext:value-type="float">
            <text:p>0.224367712757304</text:p>
          </table:table-cell>
          <table:table-cell office:value-type="float" office:value="-0.438699787420843" calcext:value-type="float">
            <text:p>-0.438699787420843</text:p>
          </table:table-cell>
          <table:table-cell office:value-type="float" office:value="-0.0331103699049782" calcext:value-type="float">
            <text:p>-0.033110369904978</text:p>
          </table:table-cell>
          <table:table-cell office:value-type="float" office:value="0.247442444568517" calcext:value-type="float">
            <text:p>0.247442444568517</text:p>
          </table:table-cell>
          <table:table-cell table:number-columns-repeated="3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87488710076902" calcext:value-type="float">
            <text:p>0.687488710076902</text:p>
          </table:table-cell>
          <table:table-cell/>
          <table:table-cell office:value-type="float" office:value="0.00792483001509148" calcext:value-type="float">
            <text:p>0.007924830015091</text:p>
          </table:table-cell>
          <table:table-cell office:value-type="float" office:value="0.0123240634277532" calcext:value-type="float">
            <text:p>0.012324063427753</text:p>
          </table:table-cell>
          <table:table-cell office:value-type="float" office:value="-0.332760183365942" calcext:value-type="float">
            <text:p>-0.332760183365942</text:p>
          </table:table-cell>
          <table:table-cell office:value-type="float" office:value="0.312511289923098" calcext:value-type="float">
            <text:p>0.31251128992309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714912280701754" calcext:value-type="float">
            <text:p>0.714912280701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93047916373135" calcext:value-type="float">
            <text:p>0.693047916373135</text:p>
          </table:table-cell>
          <table:table-cell/>
          <table:table-cell office:value-type="float" office:value="0.306952083626865" calcext:value-type="float">
            <text:p>0.306952083626865</text:p>
          </table:table-cell>
          <table:table-cell office:value-type="float" office:value="-0.464957927361165" calcext:value-type="float">
            <text:p>-0.464957927361165</text:p>
          </table:table-cell>
          <table:table-cell office:value-type="float" office:value="-0.148946239892565" calcext:value-type="float">
            <text:p>-0.148946239892565</text:p>
          </table:table-cell>
          <table:table-cell office:value-type="float" office:value="0.306952083626865" calcext:value-type="float">
            <text:p>0.3069520836268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890350877192982" calcext:value-type="float">
            <text:p>0.890350877192982</text:p>
          </table:table-cell>
          <table:table-cell office:value-type="float" office:value="0.433333333333333" calcext:value-type="float">
            <text:p>0.433333333333333</text:p>
          </table:table-cell>
          <table:table-cell/>
          <table:table-cell office:value-type="float" office:value="0.677799444716284" calcext:value-type="float">
            <text:p>0.677799444716284</text:p>
          </table:table-cell>
          <table:table-cell/>
          <table:table-cell office:value-type="float" office:value="0.322200555283716" calcext:value-type="float">
            <text:p>0.322200555283716</text:p>
          </table:table-cell>
          <table:table-cell office:value-type="float" office:value="0.0220133287883713" calcext:value-type="float">
            <text:p>0.022013328788371</text:p>
          </table:table-cell>
          <table:table-cell office:value-type="float" office:value="0.146855046237781" calcext:value-type="float">
            <text:p>0.146855046237781</text:p>
          </table:table-cell>
          <table:table-cell office:value-type="float" office:value="-0.491068930309868" calcext:value-type="float">
            <text:p>-0.491068930309868</text:p>
          </table:table-cell>
          <table:table-cell table:number-columns-repeated="3"/>
        </table:table-row>
        <table:table-row table:style-name="ro1">
          <table:table-cell office:value-type="float" office:value="0.616666666666667" calcext:value-type="float">
            <text:p>0.616666666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824561403508772" calcext:value-type="float">
            <text:p>0.824561403508772</text:p>
          </table:table-cell>
          <table:table-cell office:value-type="float" office:value="0.866666666666667" calcext:value-type="float">
            <text:p>0.866666666666667</text:p>
          </table:table-cell>
          <table:table-cell/>
          <table:table-cell office:value-type="float" office:value="0.652853955588145" calcext:value-type="float">
            <text:p>0.652853955588145</text:p>
          </table:table-cell>
          <table:table-cell/>
          <table:table-cell office:value-type="float" office:value="-0.183572787246035" calcext:value-type="float">
            <text:p>-0.183572787246035</text:p>
          </table:table-cell>
          <table:table-cell office:value-type="float" office:value="-0.0388089610821604" calcext:value-type="float">
            <text:p>-0.03880896108216</text:p>
          </table:table-cell>
          <table:table-cell office:value-type="float" office:value="0.0665932299383595" calcext:value-type="float">
            <text:p>0.06659322993836</text:p>
          </table:table-cell>
          <table:table-cell office:value-type="float" office:value="0.155788518389836" calcext:value-type="float">
            <text:p>0.155788518389836</text:p>
          </table:table-cell>
          <table:table-cell table:number-columns-repeated="3"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912280701754386" calcext:value-type="float">
            <text:p>0.91228070175438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47545479311849" calcext:value-type="float">
            <text:p>0.647545479311849</text:p>
          </table:table-cell>
          <table:table-cell/>
          <table:table-cell office:value-type="float" office:value="-0.316712701837014" calcext:value-type="float">
            <text:p>-0.316712701837014</text:p>
          </table:table-cell>
          <table:table-cell office:value-type="float" office:value="-0.24791993230254" calcext:value-type="float">
            <text:p>-0.24791993230254</text:p>
          </table:table-cell>
          <table:table-cell office:value-type="float" office:value="0.212178113451403" calcext:value-type="float">
            <text:p>0.212178113451403</text:p>
          </table:table-cell>
          <table:table-cell office:value-type="float" office:value="0.352454520688151" calcext:value-type="float">
            <text:p>0.352454520688151</text:p>
          </table:table-cell>
          <table:table-cell table:number-columns-repeated="3"/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539473684210526" calcext:value-type="float">
            <text:p>0.539473684210526</text:p>
          </table:table-cell>
          <table:table-cell office:value-type="float" office:value="0.766666666666667" calcext:value-type="float">
            <text:p>0.766666666666667</text:p>
          </table:table-cell>
          <table:table-cell/>
          <table:table-cell office:value-type="float" office:value="0.610972027620874" calcext:value-type="float">
            <text:p>0.610972027620874</text:p>
          </table:table-cell>
          <table:table-cell/>
          <table:table-cell office:value-type="float" office:value="0.204430117889426" calcext:value-type="float">
            <text:p>0.204430117889426</text:p>
          </table:table-cell>
          <table:table-cell office:value-type="float" office:value="0.0888407458837816" calcext:value-type="float">
            <text:p>0.088840745883782</text:p>
          </table:table-cell>
          <table:table-cell office:value-type="float" office:value="-0.3474231656138" calcext:value-type="float">
            <text:p>-0.3474231656138</text:p>
          </table:table-cell>
          <table:table-cell office:value-type="float" office:value="0.0541523018405925" calcext:value-type="float">
            <text:p>0.054152301840593</text:p>
          </table:table-cell>
          <table:table-cell table:number-columns-repeated="3"/>
        </table:table-row>
        <table:table-row table:style-name="ro1">
          <table:table-cell office:value-type="float" office:value="0.903333333333333" calcext:value-type="float">
            <text:p>0.90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56140350877193" calcext:value-type="float">
            <text:p>0.56140350877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19660571830467" calcext:value-type="float">
            <text:p>0.619660571830467</text:p>
          </table:table-cell>
          <table:table-cell/>
          <table:table-cell office:value-type="float" office:value="0.246505983664499" calcext:value-type="float">
            <text:p>0.246505983664499</text:p>
          </table:table-cell>
          <table:table-cell office:value-type="float" office:value="-0.305802803819827" calcext:value-type="float">
            <text:p>-0.305802803819827</text:p>
          </table:table-cell>
          <table:table-cell office:value-type="float" office:value="-0.321042608014205" calcext:value-type="float">
            <text:p>-0.321042608014205</text:p>
          </table:table-cell>
          <table:table-cell office:value-type="float" office:value="0.380339428169533" calcext:value-type="float">
            <text:p>0.3803394281695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771929824561403" calcext:value-type="float">
            <text:p>0.771929824561403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0.623880688542724" calcext:value-type="float">
            <text:p>0.623880688542724</text:p>
          </table:table-cell>
          <table:table-cell/>
          <table:table-cell office:value-type="float" office:value="0.376119311457276" calcext:value-type="float">
            <text:p>0.376119311457276</text:p>
          </table:table-cell>
          <table:table-cell office:value-type="float" office:value="-0.524442368028759" calcext:value-type="float">
            <text:p>-0.524442368028759</text:p>
          </table:table-cell>
          <table:table-cell office:value-type="float" office:value="0.0114006526417314" calcext:value-type="float">
            <text:p>0.011400652641731</text:p>
          </table:table-cell>
          <table:table-cell office:value-type="float" office:value="0.136922403929751" calcext:value-type="float">
            <text:p>0.136922403929751</text:p>
          </table:table-cell>
          <table:table-cell table:number-columns-repeated="3"/>
        </table:table-row>
        <table:table-row table:style-name="ro1">
          <table:table-cell office:value-type="float" office:value="0.903333333333333" calcext:value-type="float">
            <text:p>0.903333333333333</text:p>
          </table:table-cell>
          <table:table-cell office:value-type="float" office:value="0.2" calcext:value-type="float">
            <text:p>0.2</text:p>
          </table:table-cell>
          <table:table-cell office:value-type="float" office:value="0.771929824561403" calcext:value-type="float">
            <text:p>0.771929824561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618058637173845" calcext:value-type="float">
            <text:p>0.618058637173845</text:p>
          </table:table-cell>
          <table:table-cell/>
          <table:table-cell office:value-type="float" office:value="0.248107918321121" calcext:value-type="float">
            <text:p>0.248107918321121</text:p>
          </table:table-cell>
          <table:table-cell office:value-type="float" office:value="-0.647271985157886" calcext:value-type="float">
            <text:p>-0.647271985157886</text:p>
          </table:table-cell>
          <table:table-cell office:value-type="float" office:value="0.0172227040106099" calcext:value-type="float">
            <text:p>0.01722270401061</text:p>
          </table:table-cell>
          <table:table-cell office:value-type="float" office:value="0.381941362826155" calcext:value-type="float">
            <text:p>0.381941362826155</text:p>
          </table:table-cell>
          <table:table-cell table:number-columns-repeated="3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39473684210526" calcext:value-type="float">
            <text:p>0.539473684210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92220949812406" calcext:value-type="float">
            <text:p>0.592220949812406</text:p>
          </table:table-cell>
          <table:table-cell/>
          <table:table-cell office:value-type="float" office:value="0.00627871667249491" calcext:value-type="float">
            <text:p>0.006278716672495</text:p>
          </table:table-cell>
          <table:table-cell office:value-type="float" office:value="-0.0853856790547578" calcext:value-type="float">
            <text:p>-0.085385679054758</text:p>
          </table:table-cell>
          <table:table-cell office:value-type="float" office:value="-0.328672087805332" calcext:value-type="float">
            <text:p>-0.328672087805332</text:p>
          </table:table-cell>
          <table:table-cell office:value-type="float" office:value="0.407779050187594" calcext:value-type="float">
            <text:p>0.407779050187594</text:p>
          </table:table-cell>
          <table:table-cell table:number-columns-repeated="3"/>
        </table:table-row>
        <table:table-row table:style-name="ro1">
          <table:table-cell office:value-type="float" office:value="0.836666666666667" calcext:value-type="float">
            <text:p>0.83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385964912280702" calcext:value-type="float">
            <text:p>0.38596491228070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69117083580692" calcext:value-type="float">
            <text:p>0.569117083580692</text:p>
          </table:table-cell>
          <table:table-cell/>
          <table:table-cell office:value-type="float" office:value="0.204750544669425" calcext:value-type="float">
            <text:p>0.204750544669425</text:p>
          </table:table-cell>
          <table:table-cell office:value-type="float" office:value="0.130695689923964" calcext:value-type="float">
            <text:p>0.130695689923964</text:p>
          </table:table-cell>
          <table:table-cell office:value-type="float" office:value="-0.551051934237925" calcext:value-type="float">
            <text:p>-0.551051934237925</text:p>
          </table:table-cell>
          <table:table-cell office:value-type="float" office:value="0.215605699644536" calcext:value-type="float">
            <text:p>0.21560569964453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3333333333333" calcext:value-type="float">
            <text:p>0.533333333333333</text:p>
          </table:table-cell>
          <table:table-cell office:value-type="float" office:value="0.43859649122807" calcext:value-type="float">
            <text:p>0.43859649122807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71644830979838" calcext:value-type="float">
            <text:p>0.571644830979838</text:p>
          </table:table-cell>
          <table:table-cell/>
          <table:table-cell office:value-type="float" office:value="0.428355169020162" calcext:value-type="float">
            <text:p>0.428355169020162</text:p>
          </table:table-cell>
          <table:table-cell office:value-type="float" office:value="-0.172019283970529" calcext:value-type="float">
            <text:p>-0.172019283970529</text:p>
          </table:table-cell>
          <table:table-cell office:value-type="float" office:value="-0.469413837295024" calcext:value-type="float">
            <text:p>-0.469413837295024</text:p>
          </table:table-cell>
          <table:table-cell office:value-type="float" office:value="0.21307795224539" calcext:value-type="float">
            <text:p>0.21307795224539</text:p>
          </table:table-cell>
          <table:table-cell table:number-columns-repeated="3"/>
        </table:table-row>
        <table:table-row table:style-name="ro1">
          <table:table-cell office:value-type="float" office:value="0.983333333333333" calcext:value-type="float">
            <text:p>0.983333333333333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364035087719298" calcext:value-type="float">
            <text:p>0.36403508771929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68444770933251" calcext:value-type="float">
            <text:p>0.568444770933251</text:p>
          </table:table-cell>
          <table:table-cell/>
          <table:table-cell office:value-type="float" office:value="0.408480497255536" calcext:value-type="float">
            <text:p>0.408480497255536</text:p>
          </table:table-cell>
          <table:table-cell office:value-type="float" office:value="-0.254587002922611" calcext:value-type="float">
            <text:p>-0.254587002922611</text:p>
          </table:table-cell>
          <table:table-cell office:value-type="float" office:value="-0.585448723399673" calcext:value-type="float">
            <text:p>-0.585448723399673</text:p>
          </table:table-cell>
          <table:table-cell office:value-type="float" office:value="0.431555229066749" calcext:value-type="float">
            <text:p>0.431555229066749</text:p>
          </table:table-cell>
          <table:table-cell table:number-columns-repeated="3"/>
        </table:table-row>
        <table:table-row table:style-name="ro1">
          <table:table-cell office:value-type="float" office:value="0.666666666666667" calcext:value-type="float">
            <text:p>0.66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701754385964912" calcext:value-type="float">
            <text:p>0.70175438596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83134864420527" calcext:value-type="float">
            <text:p>0.583134864420527</text:p>
          </table:table-cell>
          <table:table-cell/>
          <table:table-cell office:value-type="float" office:value="-0.044629500644779" calcext:value-type="float">
            <text:p>-0.044629500644779</text:p>
          </table:table-cell>
          <table:table-cell office:value-type="float" office:value="-0.312160985909223" calcext:value-type="float">
            <text:p>-0.312160985909223</text:p>
          </table:table-cell>
          <table:table-cell office:value-type="float" office:value="-0.0600746490254702" calcext:value-type="float">
            <text:p>-0.06007464902547</text:p>
          </table:table-cell>
          <table:table-cell office:value-type="float" office:value="0.416865135579473" calcext:value-type="float">
            <text:p>0.416865135579473</text:p>
          </table:table-cell>
          <table:table-cell table:number-columns-repeated="3"/>
        </table:table-row>
        <table:table-row table:style-name="ro1">
          <table:table-cell office:value-type="float" office:value="0.686666666666667" calcext:value-type="float">
            <text:p>0.686666666666667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451754385964912" calcext:value-type="float">
            <text:p>0.45175438596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49075691869294" calcext:value-type="float">
            <text:p>0.549075691869294</text:p>
          </table:table-cell>
          <table:table-cell/>
          <table:table-cell office:value-type="float" office:value="0.0171193500799092" calcext:value-type="float">
            <text:p>0.017119350079909</text:p>
          </table:table-cell>
          <table:table-cell office:value-type="float" office:value="-0.0422404211116466" calcext:value-type="float">
            <text:p>-0.042240421111647</text:p>
          </table:table-cell>
          <table:table-cell office:value-type="float" office:value="-0.425803237098968" calcext:value-type="float">
            <text:p>-0.425803237098968</text:p>
          </table:table-cell>
          <table:table-cell office:value-type="float" office:value="0.450924308130706" calcext:value-type="float">
            <text:p>0.450924308130706</text:p>
          </table:table-cell>
          <table:table-cell table:number-columns-repeated="3"/>
        </table:table-row>
        <table:table-row table:style-name="ro1">
          <table:table-cell office:value-type="float" office:value="0.496666666666667" calcext:value-type="float">
            <text:p>0.496666666666667</text:p>
          </table:table-cell>
          <table:table-cell office:value-type="float" office:value="0.466666666666667" calcext:value-type="float">
            <text:p>0.466666666666667</text:p>
          </table:table-cell>
          <table:table-cell office:value-type="float" office:value="0.736842105263158" calcext:value-type="float">
            <text:p>0.7368421052631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49042911400444" calcext:value-type="float">
            <text:p>0.549042911400444</text:p>
          </table:table-cell>
          <table:table-cell/>
          <table:table-cell office:value-type="float" office:value="-0.245899812099065" calcext:value-type="float">
            <text:p>-0.245899812099065</text:p>
          </table:table-cell>
          <table:table-cell office:value-type="float" office:value="-0.235185143389804" calcext:value-type="float">
            <text:p>-0.235185143389804</text:p>
          </table:table-cell>
          <table:table-cell office:value-type="float" office:value="0.0301278668893128" calcext:value-type="float">
            <text:p>0.030127866889313</text:p>
          </table:table-cell>
          <table:table-cell office:value-type="float" office:value="0.450957088599556" calcext:value-type="float">
            <text:p>0.450957088599556</text:p>
          </table:table-cell>
          <table:table-cell table:number-columns-repeated="3"/>
        </table:table-row>
        <table:table-row table:style-name="ro1">
          <table:table-cell office:value-type="float" office:value="0.476666666666667" calcext:value-type="float">
            <text:p>0.476666666666667</text:p>
          </table:table-cell>
          <table:table-cell office:value-type="float" office:value="0.766666666666667" calcext:value-type="float">
            <text:p>0.766666666666667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00624094694842" calcext:value-type="float">
            <text:p>0.500624094694842</text:p>
          </table:table-cell>
          <table:table-cell/>
          <table:table-cell office:value-type="float" office:value="-0.225170673566918" calcext:value-type="float">
            <text:p>-0.225170673566918</text:p>
          </table:table-cell>
          <table:table-cell office:value-type="float" office:value="0.199188678809813" calcext:value-type="float">
            <text:p>0.199188678809813</text:p>
          </table:table-cell>
          <table:table-cell office:value-type="float" office:value="-0.25811669377328" calcext:value-type="float">
            <text:p>-0.25811669377328</text:p>
          </table:table-cell>
          <table:table-cell office:value-type="float" office:value="0.284098688530385" calcext:value-type="float">
            <text:p>0.284098688530385</text:p>
          </table:table-cell>
          <table:table-cell table:number-columns-repeated="3"/>
        </table:table-row>
        <table:table-row table:style-name="ro1">
          <table:table-cell office:value-type="float" office:value="0.866666666666667" calcext:value-type="float">
            <text:p>0.866666666666667</text:p>
          </table:table-cell>
          <table:table-cell office:value-type="float" office:value="0.433333333333333" calcext:value-type="float">
            <text:p>0.433333333333333</text:p>
          </table:table-cell>
          <table:table-cell office:value-type="float" office:value="0.596491228070175" calcext:value-type="float">
            <text:p>0.596491228070175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490677683919379" calcext:value-type="float">
            <text:p>0.490677683919379</text:p>
          </table:table-cell>
          <table:table-cell/>
          <table:table-cell office:value-type="float" office:value="0.324724461590921" calcext:value-type="float">
            <text:p>0.324724461590921</text:p>
          </table:table-cell>
          <table:table-cell office:value-type="float" office:value="-0.219703805408075" calcext:value-type="float">
            <text:p>-0.219703805408075</text:p>
          </table:table-cell>
          <table:table-cell office:value-type="float" office:value="-0.135949157208419" calcext:value-type="float">
            <text:p>-0.135949157208419</text:p>
          </table:table-cell>
          <table:table-cell office:value-type="float" office:value="0.0309285010255728" calcext:value-type="float">
            <text:p>0.03092850102557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714912280701754" calcext:value-type="float">
            <text:p>0.714912280701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87824510664539" calcext:value-type="float">
            <text:p>0.487824510664539</text:p>
          </table:table-cell>
          <table:table-cell/>
          <table:table-cell office:value-type="float" office:value="-0.180066465000917" calcext:value-type="float">
            <text:p>-0.180066465000917</text:p>
          </table:table-cell>
          <table:table-cell office:value-type="float" office:value="-0.388386190150574" calcext:value-type="float">
            <text:p>-0.388386190150574</text:p>
          </table:table-cell>
          <table:table-cell office:value-type="float" office:value="0.0562771658160304" calcext:value-type="float">
            <text:p>0.05627716581603</text:p>
          </table:table-cell>
          <table:table-cell office:value-type="float" office:value="0.512175489335461" calcext:value-type="float">
            <text:p>0.512175489335461</text:p>
          </table:table-cell>
          <table:table-cell table:number-columns-repeated="3"/>
        </table:table-row>
        <table:table-row table:style-name="ro1">
          <table:table-cell office:value-type="float" office:value="0.786666666666667" calcext:value-type="float">
            <text:p>0.786666666666667</text:p>
          </table:table-cell>
          <table:table-cell office:value-type="float" office:value="0.266666666666667" calcext:value-type="float">
            <text:p>0.266666666666667</text:p>
          </table:table-cell>
          <table:table-cell office:value-type="float" office:value="0.451754385964912" calcext:value-type="float">
            <text:p>0.45175438596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71117579650359" calcext:value-type="float">
            <text:p>0.471117579650359</text:p>
          </table:table-cell>
          <table:table-cell/>
          <table:table-cell office:value-type="float" office:value="0.23352585316612" calcext:value-type="float">
            <text:p>0.23352585316612</text:p>
          </table:table-cell>
          <table:table-cell office:value-type="float" office:value="-0.414563148635729" calcext:value-type="float">
            <text:p>-0.414563148635729</text:p>
          </table:table-cell>
          <table:table-cell office:value-type="float" office:value="-0.347845124880033" calcext:value-type="float">
            <text:p>-0.347845124880033</text:p>
          </table:table-cell>
          <table:table-cell office:value-type="float" office:value="0.528882420349641" calcext:value-type="float">
            <text:p>0.528882420349641</text:p>
          </table:table-cell>
          <table:table-cell table:number-columns-repeated="3"/>
        </table:table-row>
        <table:table-row table:style-name="ro1">
          <table:table-cell office:value-type="float" office:value="0.633333333333333" calcext:value-type="float">
            <text:p>0.63333333333333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0.68421052631579" calcext:value-type="float">
            <text:p>0.68421052631579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47860145683489" calcext:value-type="float">
            <text:p>0.47860145683489</text:p>
          </table:table-cell>
          <table:table-cell/>
          <table:table-cell office:value-type="float" office:value="0.0137544433184327" calcext:value-type="float">
            <text:p>0.013754443318433</text:p>
          </table:table-cell>
          <table:table-cell office:value-type="float" office:value="-0.33627924682159" calcext:value-type="float">
            <text:p>-0.33627924682159</text:p>
          </table:table-cell>
          <table:table-cell office:value-type="float" office:value="0.0164034771128195" calcext:value-type="float">
            <text:p>0.01640347711282</text:p>
          </table:table-cell>
          <table:table-cell office:value-type="float" office:value="0.306121326390338" calcext:value-type="float">
            <text:p>0.306121326390338</text:p>
          </table:table-cell>
          <table:table-cell table:number-columns-repeated="3"/>
        </table:table-row>
        <table:table-row table:style-name="ro1">
          <table:table-cell office:value-type="float" office:value="0.496666666666667" calcext:value-type="float">
            <text:p>0.496666666666667</text:p>
          </table:table-cell>
          <table:table-cell office:value-type="float" office:value="0.366666666666667" calcext:value-type="float">
            <text:p>0.366666666666667</text:p>
          </table:table-cell>
          <table:table-cell office:value-type="float" office:value="0.539473684210526" calcext:value-type="float">
            <text:p>0.539473684210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37974515205272" calcext:value-type="float">
            <text:p>0.437974515205272</text:p>
          </table:table-cell>
          <table:table-cell/>
          <table:table-cell office:value-type="float" office:value="-0.134831415903892" calcext:value-type="float">
            <text:p>-0.134831415903892</text:p>
          </table:table-cell>
          <table:table-cell office:value-type="float" office:value="-0.252768415692637" calcext:value-type="float">
            <text:p>-0.252768415692637</text:p>
          </table:table-cell>
          <table:table-cell office:value-type="float" office:value="-0.174425653198198" calcext:value-type="float">
            <text:p>-0.174425653198198</text:p>
          </table:table-cell>
          <table:table-cell office:value-type="float" office:value="0.562025484794728" calcext:value-type="float">
            <text:p>0.562025484794728</text:p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7" calcext:value-type="float">
            <text:p>0.7</text:p>
          </table:table-cell>
          <table:table-cell office:value-type="float" office:value="0.385964912280702" calcext:value-type="float">
            <text:p>0.385964912280702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417286740189559" calcext:value-type="float">
            <text:p>0.417286740189559</text:p>
          </table:table-cell>
          <table:table-cell/>
          <table:table-cell office:value-type="float" office:value="0.0981438917749757" calcext:value-type="float">
            <text:p>0.098143891774976</text:p>
          </table:table-cell>
          <table:table-cell office:value-type="float" office:value="0.196758254316425" calcext:value-type="float">
            <text:p>0.196758254316425</text:p>
          </table:table-cell>
          <table:table-cell office:value-type="float" office:value="-0.399221590846793" calcext:value-type="float">
            <text:p>-0.399221590846793</text:p>
          </table:table-cell>
          <table:table-cell office:value-type="float" office:value="0.104319444755392" calcext:value-type="float">
            <text:p>0.104319444755392</text:p>
          </table:table-cell>
          <table:table-cell table:number-columns-repeated="3"/>
        </table:table-row>
        <table:table-row table:style-name="ro1">
          <table:table-cell office:value-type="float" office:value="0.836666666666667" calcext:value-type="float">
            <text:p>0.836666666666667</text:p>
          </table:table-cell>
          <table:table-cell office:value-type="float" office:value="0.35" calcext:value-type="float">
            <text:p>0.35</text:p>
          </table:table-cell>
          <table:table-cell office:value-type="float" office:value="0.614035087719298" calcext:value-type="float">
            <text:p>0.614035087719298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.436585753276334" calcext:value-type="float">
            <text:p>0.436585753276334</text:p>
          </table:table-cell>
          <table:table-cell/>
          <table:table-cell office:value-type="float" office:value="0.337281874973783" calcext:value-type="float">
            <text:p>0.337281874973783</text:p>
          </table:table-cell>
          <table:table-cell office:value-type="float" office:value="-0.272821598513366" calcext:value-type="float">
            <text:p>-0.272821598513366</text:p>
          </table:table-cell>
          <table:table-cell office:value-type="float" office:value="-0.0538019451180242" calcext:value-type="float">
            <text:p>-0.053801945118024</text:p>
          </table:table-cell>
          <table:table-cell office:value-type="float" office:value="-0.0106583313423924" calcext:value-type="float">
            <text:p>-0.010658331342392</text:p>
          </table:table-cell>
          <table:table-cell table:number-columns-repeated="3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0.45" calcext:value-type="float">
            <text:p>0.4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383333333333333" calcext:value-type="float">
            <text:p>0.383333333333333</text:p>
          </table:table-cell>
          <table:table-cell/>
          <table:table-cell office:value-type="float" office:value="0.43272699435152" calcext:value-type="float">
            <text:p>0.43272699435152</text:p>
          </table:table-cell>
          <table:table-cell/>
          <table:table-cell office:value-type="float" office:value="0.451899346592418" calcext:value-type="float">
            <text:p>0.451899346592418</text:p>
          </table:table-cell>
          <table:table-cell office:value-type="float" office:value="-0.140311171090547" calcext:value-type="float">
            <text:p>-0.140311171090547</text:p>
          </table:table-cell>
          <table:table-cell office:value-type="float" office:value="0.00616737670148992" calcext:value-type="float">
            <text:p>0.00616737670149</text:p>
          </table:table-cell>
          <table:table-cell office:value-type="float" office:value="-0.31775555220336" calcext:value-type="float">
            <text:p>-0.3177555522033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6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6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8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19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19P0"/>
    </number:number-style>
    <number:date-style style:name="N10120" number:language="zh" number:country="CN">
      <number:year number:style="long"/>
      <number:text>-</number:text>
      <number:month/>
      <number:text>-</number:text>
      <number:day/>
    </number:date-style>
    <number:date-style style:name="N10121" number:language="zh" number:country="CN">
      <number:day/>
      <number:text>-</number:text>
      <number:month number:textual="true"/>
      <number:text>-</number:text>
      <number:year/>
    </number:date-style>
    <number:date-style style:name="N10122" number:language="zh" number:country="CN">
      <number:day/>
      <number:text>-</number:text>
      <number:month number:textual="true"/>
    </number:date-style>
    <number:date-style style:name="N10123" number:language="zh" number:country="CN">
      <number:month number:textual="true"/>
      <number:text>-</number:text>
      <number:year/>
    </number:date-style>
    <number:time-style style:name="N10124" number:language="zh" number:country="CN">
      <number:hours/>
      <number:text>:</number:text>
      <number:minutes number:style="long"/>
      <number:text> </number:text>
      <number:am-pm/>
    </number:time-style>
    <number:time-style style:name="N10125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8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9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29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0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1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2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zh" number:country="CN">
      <number:month/>
      <number:text>-</number:text>
      <number:day/>
      <number:text>-</number:text>
      <number:year/>
    </number:date-style>
    <number:time-style style:name="N10134" number:language="zh" number:country="CN">
      <number:hours/>
      <number:text>时</number:text>
      <number:minutes number:style="long"/>
      <number:text>分</number:text>
    </number:time-style>
    <number:time-style style:name="N1013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6" number:language="zh" number:country="CN">
      <number:am-pm/>
      <number:hours/>
      <number:text>时</number:text>
      <number:minutes number:style="long"/>
      <number:text>分</number:text>
    </number:time-style>
    <number:time-style style:name="N1013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8P0" style:volatile="true" number:language="zh" number:country="CN">
      <number:number number:decimal-places="0" loext:min-decimal-places="0" number:min-integer-digits="1" number:grouping="true"/>
    </number:number-style>
    <number:number-style style:name="N10138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CN">
      <number:number number:decimal-places="0" loext:min-decimal-places="0" number:min-integer-digits="1" number:grouping="true"/>
    </number:number-style>
    <number:number-style style:name="N10139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zh" number:country="CN">
      <number:number number:decimal-places="2" loext:min-decimal-places="2" number:min-integer-digits="1" number:grouping="true"/>
    </number:number-style>
    <number:number-style style:name="N10140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zh" number:country="CN">
      <number:number number:decimal-places="2" loext:min-decimal-places="2" number:min-integer-digits="1" number:grouping="true"/>
    </number:number-style>
    <number:number-style style:name="N10141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2P2" style:volatile="true" number:language="zh" number:country="CN">
      <loext:text> </loext:text>
      <loext:fill-character> </loext:fill-character>
      <number:text>- </number:text>
    </number:number-style>
    <number:text-style style:name="N10142" number:language="zh" number:country="CN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3P2" style:volatile="true" number:language="zh" number:country="CN">
      <loext:text> ￥</loext:text>
      <loext:fill-character> </loext:fill-character>
      <number:text>- </number:text>
    </number:number-style>
    <number:text-style style:name="N10143" number:language="zh" number:country="CN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4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4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4" number:language="zh" number:country="CN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5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45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zh" number:country="CN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20121" number:language="en" number:country="US">
      <number:number number:decimal-places="4" loext:min-decimal-places="4" number:min-integer-digits="1"/>
    </number:number-style>
    <number:number-style style:name="N20122" number:language="en" number:country="US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1" draw:display-name="Gradient 1" draw:style="radial" draw:cx="50%" draw:cy="50%" draw:start-color="#ffffff" draw:end-color="#f6f9d4" draw:start-intensity="100%" draw:end-intensity="100%" draw:border="0%"/>
    <draw:gradient draw:name="Gradient_20_2" draw:display-name="Gradient 2" draw:style="radial" draw:cx="50%" draw:cy="50%" draw:start-color="#ffffff" draw:end-color="#f6f9d4" draw:start-intensity="50%" draw:end-intensity="50%" draw:border="0%"/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08:10:39.891000000</meta:creation-date>
    <dc:date>2020-12-31T11:00:55.391000000</dc:date>
    <meta:editing-duration>PT2H39M45S</meta:editing-duration>
    <meta:editing-cycles>1</meta:editing-cycles>
    <meta:document-statistic meta:table-count="1" meta:cell-count="1032" meta:object-count="1"/>
    <meta:generator>LibreOffice/6.4.2.1$Windows_X86_64 LibreOffice_project/c92dba0b4728c0ec26c4b83e2c0fbf3284425375</meta:generator>
  </office:meta>
</office:document-meta>
</file>